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339966" draw:textarea-horizontal-align="justify" draw:textarea-vertical-align="middle" draw:auto-grow-height="false" fo:min-height="0cm" fo:min-width="0cm"/>
    </style:style>
    <style:style style:name="gr3" style:family="graphic" style:parent-style-name="standard">
      <style:graphic-properties draw:fill-color="#cc9966" draw:textarea-horizontal-align="justify" draw:textarea-vertical-align="middle" draw:auto-grow-height="false"/>
    </style:style>
    <style:style style:name="gr4" style:family="graphic" style:parent-style-name="standard">
      <style:graphic-properties draw:fill-color="#ff9900"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3.721cm"/>
    </style:style>
    <style:style style:name="pr9" style:family="presentation" style:parent-style-name="BrightBlue-title">
      <style:graphic-properties fo:min-height="2.756cm"/>
    </style:style>
    <style:style style:name="pr10" style:family="presentation" style:parent-style-name="BrightBlue-title">
      <style:graphic-properties fo:min-height="2.032cm"/>
    </style:style>
    <style:style style:name="P1" style:family="paragraph">
      <style:text-properties fo:font-size="26pt" style:font-size-asian="26pt" style:font-size-complex="26pt"/>
    </style:style>
    <style:style style:name="P2" style:family="paragraph">
      <style:paragraph-properties fo:text-align="center"/>
    </style:style>
    <style:style style:name="P3" style:family="paragraph">
      <style:paragraph-properties fo:text-align="center"/>
      <style:text-properties fo:font-size="48pt" style:font-size-asian="48pt" style:font-size-complex="48pt"/>
    </style:style>
    <style:style style:name="P4" style:family="paragraph">
      <style:paragraph-properties fo:text-align="center"/>
      <style:text-properties fo:font-size="26pt" style:font-size-asian="26pt" style:font-size-complex="26pt"/>
    </style:style>
    <style:style style:name="P5" style:family="paragraph">
      <style:paragraph-properties fo:text-align="center"/>
      <style:text-properties fo:font-size="44pt" style:font-size-asian="44pt" style:font-size-complex="44pt"/>
    </style:style>
    <style:style style:name="P6" style:family="paragraph">
      <style:text-properties fo:font-size="26pt"/>
    </style:style>
    <style:style style:name="P7" style:family="paragraph">
      <style:text-properties fo:font-size="15pt" style:font-size-asian="15pt" style:font-size-complex="15pt"/>
    </style:style>
    <style:style style:name="P8" style:family="paragraph">
      <style:text-properties fo:font-weight="bold" style:font-weight-asian="bold"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26pt" style:font-size-asian="26pt" style:font-size-complex="26pt"/>
    </style:style>
    <style:style style:name="T3" style:family="text">
      <style:text-properties fo:color="#cc0000"/>
    </style:style>
    <style:style style:name="T4" style:family="text">
      <style:text-properties fo:font-size="48pt" style:font-size-asian="48pt" style:font-size-complex="48pt"/>
    </style:style>
    <style:style style:name="T5" style:family="text">
      <style:text-properties fo:font-size="44pt" style:font-size-asian="44pt" style:font-size-complex="44pt"/>
    </style:style>
    <style:style style:name="T6" style:family="text">
      <style:text-properties fo:font-size="26pt"/>
    </style:style>
    <style:style style:name="T7" style:family="text">
      <style:text-properties fo:font-size="26pt" fo:font-weight="bold" style:font-weight-asian="bold" style:font-weight-complex="bold"/>
    </style:style>
    <style:style style:name="T8" style:family="text">
      <style:text-properties fo:color="#ff0066" fo:font-size="26pt"/>
    </style:style>
    <style:style style:name="T9" style:family="text">
      <style:text-properties fo:color="#ff0066" fo:font-size="26pt" fo:text-shadow="1pt 1pt"/>
    </style:style>
    <style:style style:name="T10" style:family="text">
      <style:text-properties fo:color="#3333ff" fo:font-size="26pt" fo:text-shadow="1pt 1pt"/>
    </style:style>
    <style:style style:name="T11" style:family="text">
      <style:text-properties fo:color="#ff0000"/>
    </style:style>
    <style:style style:name="T12" style:family="text">
      <style:text-properties fo:color="#000000"/>
    </style:style>
    <style:style style:name="T13" style:family="text">
      <style:text-properties fo:color="#330099"/>
    </style:style>
    <style:style style:name="T14" style:family="text">
      <style:text-properties fo:color="#0000cc"/>
    </style:style>
    <style:style style:name="T15" style:family="text">
      <style:text-properties fo:color="#6600cc"/>
    </style:style>
    <style:style style:name="T16" style:family="text">
      <style:text-properties fo:color="#000099"/>
    </style:style>
    <style:style style:name="T17" style:family="text">
      <style:text-properties fo:color="#000066"/>
    </style:style>
    <style:style style:name="T18" style:family="text">
      <style:text-properties fo:color="#990000"/>
    </style:style>
    <style:style style:name="T19" style:family="text">
      <style:text-properties fo:color="#cc00cc" fo:font-style="italic" fo:font-weight="bold" style:font-style-asian="italic" style:font-weight-asian="bold" style:font-style-complex="italic" style:font-weight-complex="bold"/>
    </style:style>
    <style:style style:name="T20" style:family="text">
      <style:text-properties fo:font-size="15pt" style:font-size-asian="15pt" style:font-size-complex="15pt"/>
    </style:style>
    <style:style style:name="T21" style:family="text">
      <style:text-properties fo:color="#330099" fo:font-size="15pt" style:font-size-asian="15pt" style:font-size-complex="15pt"/>
    </style:style>
    <style:style style:name="T22" style:family="text">
      <style:text-properties fo:color="#ff0000" fo:font-size="15pt" style:font-size-asian="15pt" style:font-size-complex="15pt"/>
    </style:style>
    <style:style style:name="T23" style:family="text">
      <style:text-properties fo:color="#000000" fo:font-size="15pt" style:font-size-asian="15pt" style:font-size-complex="15pt"/>
    </style:style>
    <style:style style:name="T24" style:family="text">
      <style:text-properties fo:color="#cc0000" fo:font-size="15pt" style:font-size-asian="15pt" style:font-size-complex="15pt"/>
    </style:style>
    <style:style style:name="T25" style:family="text">
      <style:text-properties fo:color="#ff0066"/>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color="#cc0000" fo:font-weight="normal" style:font-weight-asian="normal" style:font-weight-complex="normal"/>
    </style:style>
    <style:style style:name="T29" style:family="text">
      <style:text-properties fo:color="#ff6666"/>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presentation:placeholder="true" presentation:user-transformed="true">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27.686cm" svg:height="3.795cm" svg:x="0.508cm" svg:y="0.508cm" presentation:class="title" presentation:user-transformed="true">
          <draw:text-box>
            <text:p>What is SASS(<text:span text:style-name="T1">Syntactically Awesome Stylesheet</text:span>)</text:p>
          </draw:text-box>
        </draw:frame>
        <draw:frame presentation:style-name="pr5" draw:layer="layout" svg:width="25.2cm" svg:height="12.179cm" svg:x="1.4cm" svg:y="7.125cm" presentation:class="outline" presentation:user-transformed="true">
          <draw:text-box>
            <text:list text:style-name="L2">
              <text:list-item>
                <text:p>It is a CSS pre-processor , which helps to reduce repetition with CSS and save time.</text:p>
              </text:list-item>
              <text:list-item>
                <text:p>It is a more powerful and stable CSS extension language that document the style <text:s/>structurall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8" draw:layer="layout" svg:width="20.008cm" svg:height="3.721cm" svg:x="0.566cm" svg:y="0.597cm" presentation:class="title" presentation:user-transformed="true">
          <draw:text-box>
            <text:p>Installation</text:p>
          </draw:text-box>
        </draw:frame>
        <draw:frame presentation:style-name="pr5" draw:text-style-name="P1" draw:layer="layout" svg:width="25.2cm" svg:height="14.238cm" svg:x="1.4cm" svg:y="5.066cm" presentation:class="outline" presentation:user-transformed="true">
          <draw:text-box>
            <text:list text:style-name="L2">
              <text:list-header>
                <text:p><text:span text:style-name="T2">System Requirements:</text:span></text:p>
              </text:list-header>
              <text:list-item>
                <text:p><text:span text:style-name="T2">Operating System − Cross-platform</text:span></text:p>
              </text:list-item>
              <text:list-item>
                <text:p><text:span text:style-name="T2">Browser Support − IE (Internet Explorer 8+), Firefox, Google Chrome, Safari, Opera</text:span></text:p>
              </text:list-item>
              <text:list-item>
                <text:p><text:span text:style-name="T2">Programming Language − Ruby</text:span></text:p>
                <text:p><text:span text:style-name="T2">Steps:</text:span></text:p>
              </text:list-item>
              <text:list-item>
                <text:p><text:span text:style-name="T2">Open the link </text:span><text:span text:style-name="T2"><text:a xlink:href="https://www.ruby-lang.org/en/downloads/" xlink:type="simple">https://www.ruby-lang.org/en/downloads/</text:a></text:span><text:span text:style-name="T2">. Download the Current stable version of the zip file.</text:span></text:p>
              </text:list-item>
              <text:list-item>
                <text:p><text:span text:style-name="T2">run the setup to install Ruby on the System.</text:span></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yntax:</text:p>
          </draw:text-box>
        </draw:frame>
        <draw:frame presentation:style-name="pr5" draw:layer="layout" svg:width="25.2cm" svg:height="12.179cm" svg:x="1.778cm" svg:y="6.35cm" presentation:class="outline" presentation:user-transformed="true">
          <draw:text-box>
            <text:list text:style-name="L2">
              <text:list-header>
                <text:p>It support 2 syntax:</text:p>
              </text:list-header>
              <text:list-item>
                <text:p>SCSS ( Sassy CSS)</text:p>
              </text:list-item>
              <text:list-item>
                <text:p>Indented- older syntax(SASS) – It is <text:s/>not recommended to use in new SASS files.</text:p>
                <text:p/>
                <text:p><text:span text:style-name="T3"/></text:p>
              </text:list-item>
            </text:list>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Why SASS?</text:p>
          </draw:text-box>
        </draw:frame>
        <draw:frame presentation:style-name="pr5" draw:layer="layout" svg:width="25.2cm" svg:height="12.179cm" svg:x="1.4cm" svg:y="5.066cm" presentation:class="outline">
          <draw:text-box>
            <text:list text:style-name="L2">
              <text:list-header>
                <text:p>Let me give you an example: Your client has chosen a simple color scheme for the site, with a primary color, and two accents. #434433, #d09577, <text:s/>#ffb74d</text:p>
              </text:list-header>
              <text:list-item>
                <text:p>But how many times do you need to type those numbers? You'll need at least one of them in pretty much every CSS rule you write.</text:p>
              </text:list-item>
              <text:list-item>
                <text:p>And then you'll probably need to figure out variations on the values. Quick, what's the hex code for the color that's 20% lighter than #434433? You'll probably need it for disabled menu items. And when the designer decides the disabled value should be 15% instead of 20%, you'll need to do the calculation again, and change it every place it's used.</text:p>
              </text:list-item>
              <text:list-item>
                <text:p>Instead of typing #434433 a bazillion times, and changing #76785A to #696B50 when the disabled value percentage changes, you can write this:</text:p>
                <text:p>….....continue (sass example)</text:p>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ample</text:p>
          </draw:text-box>
        </draw:frame>
        <draw:frame presentation:style-name="pr5" draw:layer="layout" svg:width="25.2cm" svg:height="12.179cm" svg:x="1.4cm" svg:y="5.066cm" presentation:class="outline">
          <draw:text-box>
            <text:list text:style-name="L2">
              <text:list-item>
                <text:p>/*define a variable for the primary color*/</text:p>
              </text:list-item>
              <text:list-item>
                <text:p>$primary : #434433;</text:p>
              </text:list-item>
              <text:list-item>
                <text:p/>
              </text:list-item>
              <text:list-item>
                <text:p>/*use the lighten() function to determine the disabled value, and define it as a variable*/</text:p>
              </text:list-item>
              <text:list-item>
                <text:p>$disabled: lighten($primary, 20%);</text:p>
              </text:list-item>
              <text:list-item>
                <text:p/>
              </text:list-item>
              <text:list-item>
                <text:p/>
              </text:list-item>
              <text:list-item>
                <text:p>.menu-item {</text:p>
              </text:list-item>
              <text:list-item>
                <text:p><text:s text:c="3"/>color: $primary; /* use primary variable */</text:p>
              </text:list-item>
              <text:list-item>
                <text:p/>
              </text:list-item>
              <text:list-item>
                <text:p>.disabled-menu-item {</text:p>
              </text:list-item>
              <text:list-item>
                <text:p><text:s text:c="3"/>color: $disabled;/* use disabled variable */</text:p>
              </text:list-item>
              <text:list-item>
                <text:p>}</text:p>
              </text:list-item>
            </text:list>
          </draw:text-box>
        </draw:frame>
        <presentation:notes draw:style-name="dp2">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Example:.....</text:p>
          </draw:text-box>
        </draw:frame>
        <draw:frame presentation:style-name="pr5" draw:layer="layout" svg:width="25.2cm" svg:height="12.179cm" svg:x="1.4cm" svg:y="5.066cm" presentation:class="outline">
          <draw:text-box>
            <text:list text:style-name="L2">
              <text:list-item>
                <text:p>Now if the primary color changes, you only change it in one place. </text:p>
              </text:list-item>
              <text:list-item>
                <text:p>If the designer decides to use 15% instead of 20% for the disabled value, you don't have to re-calculate it and you only change it in one place.</text:p>
              </text:list-item>
              <text:list-item>
                <text:p><text:s/>Even better, because of the way Sass works ,you can declare all your variables in one file and @include them in every style sheet you write without incurring an extra http call.</text:p>
              </text:list-item>
            </text:list>
          </draw:text-box>
        </draw:frame>
        <presentation:notes draw:style-name="dp2">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How SASS works?</text:p>
          </draw:text-box>
        </draw:frame>
        <draw:frame presentation:style-name="pr5" draw:layer="layout" svg:width="25.2cm" svg:height="12.179cm" svg:x="1.4cm" svg:y="5.066cm" presentation:class="outline">
          <draw:text-box>
            <text:list text:style-name="L2">
              <text:list-item>
                <text:p>You can't send Sass code directly to the browser; it won't know what to do with it. </text:p>
              </text:list-item>
              <text:list-item>
                <text:p>Instead, you need to use the Sass pre-processor to translate the Sass code into standard CSS, a process known as transpiling. </text:p>
              </text:list-item>
              <text:list-item>
                <text:p>Transpilation is very much like compilation, but instead of translating from human-readable source code to machine-readable object code, it translates from one human-readable language to another, in this case from Sass to CSS. </text:p>
              </text:list-item>
            </text:list>
          </draw:text-box>
        </draw:frame>
        <presentation:notes draw:style-name="dp2">
          <draw:page-thumbnail draw:style-name="gr1" draw:layer="layout" svg:width="17.478cm" svg:height="8.993cm" svg:x="2.056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Transpilation</text:p>
          </draw:text-box>
        </draw:frame>
        <draw:custom-shape draw:style-name="gr2" draw:text-style-name="P3" draw:layer="layout" svg:width="5.588cm" svg:height="7.112cm" svg:x="3.556cm" svg:y="7.874cm">
          <text:p text:style-name="P2"><text:span text:style-name="T4">Sass</text:span></text:p>
          <draw:enhanced-geometry svg:viewBox="0 0 21600 21600" draw:type="rectangle" draw:enhanced-path="M 0 0 L 21600 0 21600 21600 0 21600 0 0 Z N"/>
        </draw:custom-shape>
        <draw:custom-shape draw:style-name="gr3" draw:text-style-name="P4" draw:layer="layout" svg:width="5.334cm" svg:height="5.334cm" svg:x="10.414cm" svg:y="8.636cm">
          <text:p text:style-name="P2"><text:span text:style-name="T2">Transpi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5.404cm" svg:height="7.366cm" svg:x="17.456cm" svg:y="7.62cm">
          <text:p text:style-name="P2"><text:span text:style-name="T5">CSS</text:span></text:p>
          <draw:enhanced-geometry svg:viewBox="0 0 21600 21600" draw:type="rectangle" draw:enhanced-path="M 0 0 L 21600 0 21600 21600 0 21600 0 0 Z N"/>
        </draw:custom-shape>
        <draw:custom-shape draw:style-name="gr5" draw:text-style-name="P2" draw:layer="layout" svg:width="1.27cm" svg:height="0.762cm" svg:x="9.144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1.27cm" svg:height="0.762cm" svg:x="16.002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9" draw:layer="layout" svg:width="19.5cm" svg:height="2.756cm" svg:x="1.4cm" svg:y="0.8cm" presentation:class="title" presentation:user-transformed="true">
          <draw:text-box>
            <text:p>Transpilation</text:p>
          </draw:text-box>
        </draw:frame>
        <draw:frame presentation:style-name="pr5" draw:text-style-name="P6" draw:layer="layout" svg:width="25.2cm" svg:height="14.732cm" svg:x="0.962cm" svg:y="5.08cm" presentation:class="outline" presentation:user-transformed="true">
          <draw:text-box>
            <text:list text:style-name="L2">
              <text:list-item>
                <text:p><text:span text:style-name="T6"><text:s/></text:span><text:span text:style-name="T6">You give the transpiler some Sass code and you get some CSS code back.</text:span></text:p>
              </text:list-item>
              <text:list-item>
                <text:p><text:span text:style-name="T6">Transpiling from Sass to CSS is easy. </text:span></text:p>
                <text:p><text:span text:style-name="T6"/></text:p>
                <text:p><text:span text:style-name="T6">Consider the following example o</text:span><text:span text:style-name="T7">f Sass code.</text:span></text:p>
                <text:p><text:span text:style-name="T6"/></text:p>
                <text:p><text:span text:style-name="T8">/</text:span><text:span text:style-name="T9">*define a variable for the primary color*/</text:span></text:p>
                <text:p><text:span text:style-name="T9">$primary : #434433;</text:span></text:p>
                <text:p><text:span text:style-name="T9"/></text:p>
                <text:p><text:span text:style-name="T9">/*use the lighten() function to determine the disabled value, and define it as a variable*/</text:span></text:p>
                <text:p><text:span text:style-name="T9">$disabled: lighten($primary, 20%);</text:span></text:p>
                <text:p><text:span text:style-name="T9"/></text:p>
                <text:p><text:span text:style-name="T9">.menu-item {</text:span></text:p>
                <text:p><text:span text:style-name="T9"><text:s text:c="3"/></text:span><text:span text:style-name="T9">color: $primary;</text:span></text:p>
                <text:p><text:span text:style-name="T9"/></text:p>
                <text:p><text:span text:style-name="T9">.disabled-menu-item {</text:span></text:p>
                <text:p><text:span text:style-name="T9"><text:s text:c="2"/></text:span><text:span text:style-name="T9">color: $disabled;</text:span></text:p>
                <text:p><text:span text:style-name="T9">}</text:span></text:p>
                <text:p><text:span text:style-name="T8"/></text:p>
              </text:list-item>
              <text:list-item>
                <text:p><text:span text:style-name="T6">Now, Saas transpiler will generate the following CSS for the above</text:span><text:span text:style-name="T7"> Sass code: </text:span></text:p>
                <text:p><text:span text:style-name="T6">.</text:span><text:span text:style-name="T10">menu-item {</text:span></text:p>
                <text:p><text:span text:style-name="T10"><text:s text:c="3"/></text:span><text:span text:style-name="T10">color: #434433;</text:span></text:p>
                <text:p><text:span text:style-name="T10"/></text:p>
                <text:p><text:span text:style-name="T10">.disabled-menu-item {</text:span></text:p>
                <text:p><text:span text:style-name="T10"><text:s text:c="3"/></text:span><text:span text:style-name="T10">color: #76785A;</text:span></text:p>
                <text:p><text:span text:style-name="T10">}</text:span></text:p>
                <text:p><text:span text:style-name="T6"/></text:p>
              </text:list-item>
              <text:list-item>
                <text:p><text:span text:style-name="T6">As you can see, variables are replaced by values in the CSS. Thus, Sass makes it easy to create and maintain CSS files for your application.</text:span></text:p>
              </text:list-item>
            </text:list>
          </draw:text-box>
        </draw:frame>
        <presentation:notes draw:style-name="dp2">
          <draw:page-thumbnail draw:style-name="gr1" draw:layer="layout" svg:width="17.478cm" svg:height="8.993cm" svg:x="2.056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etup</text:p>
          </draw:text-box>
        </draw:frame>
        <draw:frame presentation:style-name="pr5" draw:layer="layout" svg:width="25.2cm" svg:height="12.179cm" svg:x="1.4cm" svg:y="5.066cm" presentation:class="outline">
          <draw:text-box>
            <text:list text:style-name="L2">
              <text:list-item>
                <text:p>First , install Ruby because Sass tanspiler uses Ruby.</text:p>
              </text:list-item>
              <text:list-item>
                <text:p>Install Sass using command:</text:p>
                <text:p><text:span text:style-name="T11">sudo gem install sass</text:span></text:p>
              </text:list-item>
              <text:list-item>
                <text:p><text:span text:style-name="T12">Test the sass using command:</text:span></text:p>
                <text:p><text:span text:style-name="T11">sass -v</text:span></text:p>
              </text:list-item>
            </text:list>
          </draw:text-box>
        </draw:frame>
        <presentation:notes draw:style-name="dp2">
          <draw:page-thumbnail draw:style-name="gr1" draw:layer="layout" svg:width="17.478cm" svg:height="8.993cm" svg:x="2.056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7" draw:layer="layout" svg:width="19.5cm" svg:height="3.467cm" svg:x="1.074cm" svg:y="0.597cm" presentation:class="title" presentation:user-transformed="true">
          <draw:text-box>
            <text:p>Test a Sass Code</text:p>
          </draw:text-box>
        </draw:frame>
        <draw:frame presentation:style-name="pr5" draw:layer="layout" svg:width="25.2cm" svg:height="14.478cm" svg:x="1.47cm" svg:y="5.08cm" presentation:class="outline" presentation:user-transformed="true">
          <draw:text-box>
            <text:list text:style-name="L2">
              <text:list-item>
                <text:p>Open the editor</text:p>
              </text:list-item>
              <text:list-item>
                <text:p>Create a file named- test.scss</text:p>
              </text:list-item>
              <text:list-item>
                <text:p>Enter the code:</text:p>
                <text:p><text:span text:style-name="T13">$primary : #434433;</text:span></text:p>
                <text:p><text:span text:style-name="T13">html {</text:span></text:p>
                <text:p><text:span text:style-name="T13"><text:s text:c="2"/></text:span><text:span text:style-name="T13">text-color: $primary;</text:span></text:p>
                <text:p><text:span text:style-name="T13">}</text:span></text:p>
              </text:list-item>
              <text:list-item>
                <text:p><text:span text:style-name="T12">Go back to command Window and make sure you are in <text:s/>the folder where you created a file and execute the following command:</text:span></text:p>
                <text:p><text:span text:style-name="T14">sass test.scss test.css</text:span></text:p>
              </text:list-item>
              <text:list-item>
                <text:p><text:span text:style-name="T12">The Sass transpiler will create the test.css file.</text:span></text:p>
              </text:list-item>
              <text:list-item>
                <text:p><text:span text:style-name="T12">If you open the editor, it should look like this:</text:span></text:p>
                <text:p><text:span text:style-name="T14">html {</text:span></text:p>
                <text:p><text:span text:style-name="T14"><text:s text:c="2"/></text:span><text:span text:style-name="T14">text-color: #434433; </text:span></text:p>
                <text:p><text:span text:style-name="T14">}</text:span></text:p>
              </text:list-item>
              <text:list-item>
                <text:p><text:span text:style-name="T12">We've written the first piece of Sass code and transpiled it into CSS. </text:span></text:p>
              </text:list-item>
            </text:list>
          </draw:text-box>
        </draw:frame>
        <presentation:notes draw:style-name="dp2">
          <draw:page-thumbnail draw:style-name="gr1" draw:layer="layout" svg:width="17.478cm" svg:height="8.993cm" svg:x="2.056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yntax</text:p>
          </draw:text-box>
        </draw:frame>
        <draw:frame presentation:style-name="pr5" draw:layer="layout" svg:width="25.2cm" svg:height="12.179cm" svg:x="1.4cm" svg:y="5.066cm" presentation:class="outline">
          <draw:text-box>
            <text:list text:style-name="L2">
              <text:list-item>
                <text:p>The Sass transpiler supports two different file types:</text:p>
                <text:p>- .sass</text:p>
                <text:p>- .scss</text:p>
              </text:list-item>
              <text:list-item>
                <text:p>each with its own extension and syntax.</text:p>
              </text:list-item>
              <text:list-item>
                <text:p>Prior to version 3, Sass files used the .sass extension, and used an indented syntax similar to haml.</text:p>
              </text:list-item>
              <text:list-item>
                <text:p><text:s/>In version 3, Sass introduced the .scss format ("Sassy CSS"), which is much closer to CSS proper.</text:p>
              </text:list-item>
            </text:list>
          </draw:text-box>
        </draw:frame>
        <presentation:notes draw:style-name="dp2">
          <draw:page-thumbnail draw:style-name="gr1" draw:layer="layout" svg:width="17.478cm" svg:height="8.993cm" svg:x="2.056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text:s/>Syntax ….</text:p>
          </draw:text-box>
        </draw:frame>
        <draw:frame presentation:style-name="pr5" draw:layer="layout" svg:width="25.2cm" svg:height="12.179cm" svg:x="1.4cm" svg:y="5.066cm" presentation:class="outline">
          <draw:text-box>
            <text:list text:style-name="L2">
              <text:list-item>
                <text:p>Use following command to convert .sass to .scss.</text:p>
                <text:p><text:span text:style-name="T15">sass-convert style.sass style.scss</text:span></text:p>
              </text:list-item>
              <text:list-item>
                <text:p>The following command converts .scss to .sass.</text:p>
                <text:p><text:span text:style-name="T15">sass-convert style.scss style.sass</text:span></text:p>
              </text:list-item>
            </text:list>
          </draw:text-box>
        </draw:frame>
        <presentation:notes draw:style-name="dp2">
          <draw:page-thumbnail draw:style-name="gr1" draw:layer="layout" svg:width="17.478cm" svg:height="8.993cm" svg:x="2.056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SS Syntax:</text:p>
          </draw:text-box>
        </draw:frame>
        <draw:frame presentation:style-name="pr5" draw:layer="layout" svg:width="25.2cm" svg:height="12.179cm" svg:x="1.4cm" svg:y="5.066cm" presentation:class="outline">
          <draw:text-box>
            <text:list text:style-name="L2">
              <text:list-item>
                <text:p>The basic structure of the scss syntax of Sass is identical to CSS.</text:p>
              </text:list-item>
              <text:list-item>
                <text:p><text:s/>Everything you already know about how to write a CSS rule still applies.</text:p>
              </text:list-item>
              <text:list-item>
                <text:p><text:s/>In fact, you can pass straight CSS to the Sass transpiler and it will work without a problem.</text:p>
              </text:list-item>
              <text:list-item>
                <text:p>But Sass does extend CSS syntax in some important and useful ways</text:p>
              </text:list-item>
            </text:list>
          </draw:text-box>
        </draw:frame>
        <presentation:notes draw:style-name="dp2">
          <draw:page-thumbnail draw:style-name="gr1" draw:layer="layout" svg:width="17.478cm" svg:height="8.993cm" svg:x="2.056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CSS syntax</text:p>
          </draw:text-box>
        </draw:frame>
        <draw:frame presentation:style-name="pr5" draw:layer="layout" svg:width="25.838cm" svg:height="15cm" svg:x="0.762cm" svg:y="5.066cm" presentation:class="outline" presentation:user-transformed="true">
          <draw:text-box>
            <text:list text:style-name="L2">
              <text:list-item>
                <text:p>Within the CSS, you would then use the #id to style the elements within each zone:</text:p>
                <text:p><text:span text:style-name="T11">#main {</text:span></text:p>
                <text:p><text:span text:style-name="T11"><text:s text:c="4"/></text:span><text:span text:style-name="T11">//#main general rules</text:span></text:p>
                <text:p><text:span text:style-name="T11"><text:s text:c="4"/></text:span><text:span text:style-name="T11">... <text:s/></text:span></text:p>
                <text:p><text:span text:style-name="T11">} </text:span></text:p>
                <text:p><text:span text:style-name="T11">#main p {</text:span></text:p>
                <text:p><text:span text:style-name="T11"><text:s text:c="4"/></text:span><text:span text:style-name="T11">//rules for &lt;p&gt; elements within main</text:span></text:p>
                <text:p><text:span text:style-name="T11"><text:s text:c="4"/></text:span><text:span text:style-name="T11">... <text:s/></text:span></text:p>
                <text:p><text:span text:style-name="T11">} </text:span></text:p>
                <text:p><text:span text:style-name="T11"/></text:p>
                <text:p><text:span text:style-name="T11">#menu {</text:span></text:p>
                <text:p><text:span text:style-name="T11"><text:s text:c="4"/></text:span><text:span text:style-name="T11">//#menu general rules</text:span></text:p>
                <text:p><text:span text:style-name="T11"><text:s text:c="4"/></text:span><text:span text:style-name="T11">... <text:s/></text:span></text:p>
                <text:p><text:span text:style-name="T11">} </text:span></text:p>
                <text:p><text:span text:style-name="T11"/></text:p>
                <text:p><text:span text:style-name="T11">#menu ul {</text:span></text:p>
                <text:p><text:span text:style-name="T11"><text:s text:c="4"/></text:span><text:span text:style-name="T11">//rules for &lt;ul&gt; elements within main</text:span></text:p>
                <text:p><text:span text:style-name="T11"><text:s text:c="4"/></text:span><text:span text:style-name="T11">...</text:span></text:p>
                <text:p><text:span text:style-name="T11">}</text:span></text:p>
              </text:list-item>
              <text:list-item>
                <text:p><text:span text:style-name="T12">Sass provides a cleaner solution: You can nest selectors. Your code can look like this: </text:span></text:p>
                <text:p><text:span text:style-name="T12">#main {</text:span></text:p>
                <text:p><text:span text:style-name="T11"><text:s text:c="4"/></text:span><text:span text:style-name="T11">//#main general rule</text:span></text:p>
                <text:p><text:span text:style-name="T11"><text:s text:c="3"/></text:span><text:span text:style-name="T11">p {...} //rules for &lt;p&gt; elements within main</text:span></text:p>
                <text:p><text:span text:style-name="T11"><text:s text:c="3"/></text:span><text:span text:style-name="T11">//more #main general rule</text:span></text:p>
                <text:p><text:span text:style-name="T11"><text:s text:c="2"/></text:span><text:span text:style-name="T11">...</text:span></text:p>
                <text:p><text:span text:style-name="T11">}</text:span></text:p>
                <text:p><text:span text:style-name="T11"/></text:p>
                <text:p><text:span text:style-name="T11">#menu {</text:span></text:p>
                <text:p><text:span text:style-name="T11"><text:s text:c="4"/></text:span><text:span text:style-name="T11">//#menu general rules</text:span></text:p>
                <text:p><text:span text:style-name="T11"><text:s text:c="3"/></text:span><text:span text:style-name="T11">ul {</text:span></text:p>
                <text:p><text:span text:style-name="T11"><text:s text:c="8"/></text:span><text:span text:style-name="T11">//rules for &lt;ul&gt; elements within main</text:span></text:p>
                <text:p><text:span text:style-name="T11"><text:s text:c="8"/></text:span><text:span text:style-name="T11">...</text:span></text:p>
                <text:p><text:span text:style-name="T11"><text:s text:c="4"/></text:span><text:span text:style-name="T11">} </text:span></text:p>
                <text:p><text:span text:style-name="T11">}</text:span></text:p>
                <text:p><text:span text:style-name="T11"/></text:p>
                <text:p><text:span text:style-name="T12"/></text:p>
                <text:p/>
              </text:list-item>
            </text:list>
          </draw:text-box>
        </draw:frame>
        <presentation:notes draw:style-name="dp2">
          <draw:page-thumbnail draw:style-name="gr1" draw:layer="layout" svg:width="17.478cm" svg:height="8.993cm" svg:x="2.056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Sass variable Syntax:</text:p>
                <text:p><text:span text:style-name="T16">$&lt;variable name&gt;:&lt;value&gt;;</text:span></text:p>
              </text:list-item>
              <text:list-item>
                <text:p>Example:</text:p>
                <text:p>declare the variable named- large-font:</text:p>
                <text:p><text:span text:style-name="T16">$large-font: 50px;</text:span></text:p>
              </text:list-item>
              <text:list-item>
                <text:p><text:span text:style-name="T12">Once it's been declared, you can use the variable just as though you were typing the variable:</text:span></text:p>
                <text:p><text:span text:style-name="T12"/></text:p>
                <text:p><text:span text:style-name="T12">SCSS:</text:span></text:p>
                <text:p><text:span text:style-name="T16"/></text:p>
                <text:p><text:span text:style-name="T16">$large-font: 50px;</text:span></text:p>
                <text:p><text:span text:style-name="T16"/></text:p>
                <text:p><text:span text:style-name="T16">p {</text:span></text:p>
                <text:p><text:span text:style-name="T16"><text:s text:c="3"/></text:span><text:span text:style-name="T16">font-size: $large-font;</text:span></text:p>
                <text:p><text:span text:style-name="T16">}</text:span></text:p>
              </text:list-item>
              <text:list-item>
                <text:p><text:span text:style-name="T12">The Sass transpiler will handle the substitution for you:</text:span></text:p>
                <text:p><text:span text:style-name="T12"/></text:p>
                <text:p><text:span text:style-name="T12">CSS:</text:span></text:p>
                <text:p><text:span text:style-name="T16"/></text:p>
                <text:p><text:span text:style-name="T16">p {</text:span></text:p>
                <text:p><text:span text:style-name="T16"><text:s text:c="4"/></text:span><text:span text:style-name="T16">font-size: 50px;</text:span></text:p>
                <text:p><text:span text:style-name="T12">}</text:span></text:p>
                <text:p><text:span text:style-name="T16"/></text:p>
              </text:list-item>
            </text:list>
          </draw:text-box>
        </draw:frame>
        <presentation:notes draw:style-name="dp2">
          <draw:page-thumbnail draw:style-name="gr1" draw:layer="layout" svg:width="17.478cm" svg:height="8.993cm" svg:x="2.056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a hyphen (-) <text:s/>and an underscore(_) are interchangeable in declaring variable:</text:p>
                <text:p>example:</text:p>
                <text:p><text:span text:style-name="T17">$main-color: red; <text:s text:c="32"/>/* variable declaration <text:s/>*/</text:span></text:p>
                <text:p><text:span text:style-name="T17"/></text:p>
                <text:p><text:span text:style-name="T17">p {</text:span></text:p>
                <text:p><text:span text:style-name="T17"><text:s text:c="3"/></text:span><text:span text:style-name="T17">color: $main-color; <text:s text:c="27"/>/* variable with hyphen */</text:span></text:p>
                <text:p><text:span text:style-name="T17">}</text:span></text:p>
                <text:p><text:span text:style-name="T17"/></text:p>
                <text:p><text:span text:style-name="T17">a {</text:span></text:p>
                <text:p><text:span text:style-name="T17"><text:s text:c="3"/></text:span><text:span text:style-name="T17">color: $main_color; <text:s text:c="24"/>/* variable with underscore */</text:span></text:p>
                <text:p><text:span text:style-name="T17">}</text:span></text:p>
              </text:list-item>
              <text:list-item>
                <text:p><text:span text:style-name="T17"><text:s/></text:span><text:span text:style-name="T12">both of the above elements will display text in red.</text:span></text:p>
              </text:list-item>
            </text:list>
          </draw:text-box>
        </draw:frame>
        <presentation:notes draw:style-name="dp2">
          <draw:page-thumbnail draw:style-name="gr1" draw:layer="layout" svg:width="17.478cm" svg:height="8.993cm" svg:x="2.056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ope of variable</text:p>
          </draw:text-box>
        </draw:frame>
        <draw:frame presentation:style-name="pr5" draw:layer="layout" svg:width="25.2cm" svg:height="12.179cm" svg:x="1.216cm" svg:y="5.093cm" presentation:class="outline" presentation:user-transformed="true">
          <draw:text-box>
            <text:list text:style-name="L2">
              <text:list-item>
                <text:p>Sass variables support the concept of scope.</text:p>
              </text:list-item>
              <text:list-item>
                <text:p>Variables are only available at the level of nesting where they're defined. Let's look at an example:</text:p>
                <text:p><text:span text:style-name="T11">$main-color: red;</text:span></text:p>
                <text:p><text:span text:style-name="T17">p {</text:span></text:p>
                <text:p><text:span text:style-name="T17"><text:s text:c="3"/></text:span><text:span text:style-name="T11">$main-color: blue;</text:span></text:p>
                <text:p><text:span text:style-name="T17"><text:s text:c="3"/></text:span><text:span text:style-name="T17">color: $main-color;</text:span></text:p>
                <text:p><text:span text:style-name="T17">}</text:span></text:p>
                <text:p><text:span text:style-name="T17"/></text:p>
                <text:p><text:span text:style-name="T17">a {</text:span></text:p>
                <text:p><text:span text:style-name="T17"><text:s/></text:span><text:span text:style-name="T17">color: $main-color;</text:span></text:p>
                <text:p><text:span text:style-name="T17">}</text:span></text:p>
                <text:p><text:span text:style-name="T17"/></text:p>
              </text:list-item>
            </text:list>
          </draw:text-box>
        </draw:frame>
        <presentation:notes draw:style-name="dp2">
          <draw:page-thumbnail draw:style-name="gr1" draw:layer="layout" svg:width="17.478cm" svg:height="8.993cm" svg:x="2.056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BrightBlue" presentation:presentation-page-layout-name="AL2T1">
        <draw:frame presentation:style-name="pr7" draw:layer="layout" svg:width="19.5cm" svg:height="3.467cm" svg:x="1.4cm" svg:y="0.8cm" presentation:class="title">
          <draw:text-box>
            <text:p>Scope of variable</text:p>
          </draw:text-box>
        </draw:frame>
        <draw:frame presentation:style-name="pr5" draw:layer="layout" svg:width="25.2cm" svg:height="12.179cm" svg:x="1.4cm" svg:y="5.066cm" presentation:class="outline">
          <draw:text-box>
            <text:list text:style-name="L2">
              <text:list-item>
                <text:p>Can you figure out what color the text inside an &lt;a&gt; tag will be? It will be red. </text:p>
              </text:list-item>
              <text:list-item>
                <text:p>The second definition,<text:span text:style-name="T14"> $main-color: blue; </text:span>is inside the rule for the &lt;p&gt; tag, and will only be available there. </text:p>
              </text:list-item>
              <text:list-item>
                <text:p>The following is transpiled CSS:</text:p>
                <text:p><text:span text:style-name="T18">p {</text:span></text:p>
                <text:p><text:span text:style-name="T18"><text:s text:c="3"/></text:span><text:span text:style-name="T18">color: </text:span><text:span text:style-name="T16">blue;</text:span></text:p>
                <text:p><text:span text:style-name="T18">}</text:span></text:p>
                <text:p><text:span text:style-name="T18">a {</text:span></text:p>
                <text:p><text:span text:style-name="T18"><text:s text:c="3"/></text:span><text:span text:style-name="T18">color: </text:span><text:span text:style-name="T16">red;</text:span></text:p>
                <text:p><text:span text:style-name="T18">}</text:span></text:p>
                <text:p><text:span text:style-name="T12">That's the default behavior. You can override it by using the</text:span><text:span text:style-name="T19"> !global</text:span></text:p>
              </text:list-item>
            </text:list>
          </draw:text-box>
        </draw:frame>
        <presentation:notes draw:style-name="dp2">
          <draw:page-thumbnail draw:style-name="gr1" draw:layer="layout" svg:width="17.478cm" svg:height="8.993cm" svg:x="2.056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10" draw:layer="layout" svg:width="19.5cm" svg:height="2.032cm" svg:x="1.27cm" svg:y="1.524cm" presentation:class="title" presentation:user-transformed="true">
          <draw:text-box>
            <text:p>Scope of variable</text:p>
          </draw:text-box>
        </draw:frame>
        <draw:frame presentation:style-name="pr5" draw:text-style-name="P7" draw:layer="layout" svg:width="25.2cm" svg:height="12.179cm" svg:x="1.4cm" svg:y="5.066cm" presentation:class="outline">
          <draw:text-box>
            <text:list text:style-name="L2">
              <text:list-item>
                <text:p><text:span text:style-name="T20">SCSS: !global Switch example:</text:span></text:p>
                <text:p><text:span text:style-name="T21">$main-color: red;</text:span></text:p>
                <text:p><text:span text:style-name="T21">p {</text:span></text:p>
                <text:p><text:span text:style-name="T21"><text:s text:c="3"/></text:span><text:span text:style-name="T22">$main-color: blue !global;</text:span></text:p>
                <text:p><text:span text:style-name="T21"><text:s text:c="3"/></text:span><text:span text:style-name="T21">color: $main-color;</text:span></text:p>
                <text:p><text:span text:style-name="T21">}</text:span></text:p>
                <text:p><text:span text:style-name="T21">a {</text:span></text:p>
                <text:p><text:span text:style-name="T21"><text:s text:c="2"/></text:span><text:span text:style-name="T21">color: $main-color;</text:span></text:p>
                <text:p><text:span text:style-name="T21">}</text:span></text:p>
              </text:list-item>
              <text:list-item>
                <text:p><text:span text:style-name="T23">which will result in CSS:</text:span></text:p>
                <text:p><text:span text:style-name="T21">p {</text:span></text:p>
                <text:p><text:span text:style-name="T21"><text:s text:c="2"/></text:span><text:span text:style-name="T21">color: blue;</text:span></text:p>
                <text:p><text:span text:style-name="T21">}</text:span></text:p>
                <text:p><text:span text:style-name="T21">a {</text:span></text:p>
                <text:p><text:span text:style-name="T21"><text:s text:c="2"/></text:span><text:span text:style-name="T21">color: blue;</text:span></text:p>
                <text:p><text:span text:style-name="T21">}</text:span></text:p>
              </text:list-item>
              <text:list-item>
                <text:p><text:span text:style-name="T23">Best practice is to define all your global variables in a single file, named _globals.scss by convention, and include it using @include anywhere it's needed.</text:span></text:p>
              </text:list-item>
            </text:list>
          </draw:text-box>
        </draw:frame>
        <presentation:notes draw:style-name="dp2">
          <draw:page-thumbnail draw:style-name="gr1" draw:layer="layout" svg:width="17.478cm" svg:height="8.993cm" svg:x="2.056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Script</text:p>
          </draw:text-box>
        </draw:frame>
        <draw:frame presentation:style-name="pr5" draw:layer="layout" svg:width="25.2cm" svg:height="12.179cm" svg:x="1.4cm" svg:y="5.066cm" presentation:class="outline">
          <draw:text-box>
            <text:list text:style-name="L2">
              <text:list-item>
                <text:p>SassScript is a script which allows us to compute CSS selector, property or value using Sass expression.</text:p>
              </text:list-item>
              <text:list-item>
                <text:p>SassScript control directives, operations and functions.</text:p>
              </text:list-item>
              <text:list-item>
                <text:p>All of these can be use in SassScript.</text:p>
              </text:list-item>
            </text:list>
          </draw:text-box>
        </draw:frame>
        <presentation:notes draw:style-name="dp2">
          <draw:page-thumbnail draw:style-name="gr1" draw:layer="layout" svg:width="17.478cm" svg:height="8.993cm" svg:x="2.056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text:p>
          </draw:text-box>
        </draw:frame>
        <draw:frame presentation:style-name="pr5" draw:layer="layout" svg:width="25.2cm" svg:height="12.179cm" svg:x="1.4cm" svg:y="5.066cm" presentation:class="outline">
          <draw:text-box>
            <text:list text:style-name="L2">
              <text:list-item>
                <text:p>When you're using SassScript, you're still writing CSS.</text:p>
                <text:p><text:span text:style-name="T11">Syntax:</text:span></text:p>
                <text:p><text:span text:style-name="T11">&lt;selector&gt; {</text:span></text:p>
                <text:p><text:span text:style-name="T11"><text:s text:c="3"/></text:span><text:span text:style-name="T11">&lt;property&gt;: &lt;value&gt;;</text:span></text:p>
                <text:p><text:span text:style-name="T11"><text:s text:c="3"/></text:span><text:span text:style-name="T11">&lt;property&gt;: &lt;value&gt;;</text:span></text:p>
                <text:p><text:span text:style-name="T11">…</text:span><text:span text:style-name="T11">.</text:span></text:p>
                <text:p><text:span text:style-name="T11">}</text:span></text:p>
              </text:list-item>
              <text:list-item>
                <text:p><text:span text:style-name="T12">you can replace &lt;selector&gt;, &lt;property&gt; or &lt;value&gt; with an expression. </text:span></text:p>
              </text:list-item>
              <text:list-item>
                <text:p><text:span text:style-name="T12">A Sass expression is some combination of values and operators that the Sass transpiler will evaluate before outputting the final CSS.</text:span></text:p>
              </text:list-item>
            </text:list>
          </draw:text-box>
        </draw:frame>
        <presentation:notes draw:style-name="dp2">
          <draw:page-thumbnail draw:style-name="gr1" draw:layer="layout" svg:width="17.478cm" svg:height="8.993cm" svg:x="2.056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 Example</text:p>
          </draw:text-box>
        </draw:frame>
        <draw:frame presentation:style-name="pr5" draw:layer="layout" svg:width="25.2cm" svg:height="14.746cm" svg:x="1.4cm" svg:y="5.066cm" presentation:class="outline" presentation:user-transformed="true">
          <draw:text-box>
            <text:list text:style-name="L2">
              <text:list-header>
                <text:p><text:span text:style-name="T22"/></text:p>
              </text:list-header>
              <text:list-item>
                <text:p><text:span text:style-name="T22">$text-size: 25px;</text:span></text:p>
                <text:p><text:span text:style-name="T22">p {</text:span></text:p>
                <text:p><text:span text:style-name="T22"><text:s text:c="3"/></text:span><text:span text:style-name="T22">font-size: $text-size * 1.20;</text:span></text:p>
                <text:p><text:span text:style-name="T22">}</text:span></text:p>
              </text:list-item>
              <text:list-item>
                <text:p><text:span text:style-name="T20">It evaluates the variable $dark-green and replaces the result, #0f5a0c in this case, in the CSS it outputs:</text:span></text:p>
                <text:p><text:span text:style-name="T22">p { </text:span></text:p>
                <text:p><text:span text:style-name="T22"><text:s text:c="2"/></text:span><text:span text:style-name="T22">color: $0f5a0c;</text:span></text:p>
                <text:p><text:span text:style-name="T22">}</text:span></text:p>
                <text:p><text:span text:style-name="T22"/></text:p>
              </text:list-item>
              <text:list-item>
                <text:p><text:span text:style-name="T20">This example will evaluate both the variable </text:span><text:span text:style-name="T24">$text-size</text:span><text:span text:style-name="T20"> and the </text:span><text:span text:style-name="T24">operator *</text:span><text:span text:style-name="T20"> (multiply) and output the following CSS:</text:span></text:p>
                <text:p><text:span text:style-name="T20"/></text:p>
                <text:p><text:span text:style-name="T22">p {</text:span></text:p>
                <text:p><text:span text:style-name="T22"><text:s text:c="2"/></text:span><text:span text:style-name="T22">font-size = 30px;</text:span></text:p>
                <text:p><text:span text:style-name="T22">}</text:span></text:p>
                <text:p><text:span text:style-name="T22"/></text:p>
                <text:p/>
              </text:list-item>
            </text:list>
          </draw:text-box>
        </draw:frame>
        <presentation:notes draw:style-name="dp2">
          <draw:page-thumbnail draw:style-name="gr1" draw:layer="layout" svg:width="17.478cm" svg:height="8.993cm" svg:x="2.056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 Example</text:p>
          </draw:text-box>
        </draw:frame>
        <draw:frame presentation:style-name="pr5" draw:layer="layout" svg:width="25.2cm" svg:height="12.179cm" svg:x="1.4cm" svg:y="5.066cm" presentation:class="outline">
          <draw:text-box>
            <text:list text:style-name="L2">
              <text:list-item>
                <text:p><text:span text:style-name="T12">You can also use one of the functions that SassScript provides:</text:span></text:p>
                <text:p><text:span text:style-name="T11">p {</text:span></text:p>
                <text:p><text:span text:style-name="T11"><text:s/></text:span><text:span text:style-name="T11">font-color = rgb(135, 204, 166); </text:span></text:p>
                <text:p><text:span text:style-name="T11">}</text:span></text:p>
              </text:list-item>
              <text:list-item>
                <text:p><text:span text:style-name="T12">he rgb() SassScript function generates a hex color value from the provided red green and blue colors, so the transpiler will output:</text:span></text:p>
                <text:p><text:span text:style-name="T12">CSS:</text:span></text:p>
                <text:p><text:span text:style-name="T11"/></text:p>
                <text:p><text:span text:style-name="T11">p {</text:span></text:p>
                <text:p><text:span text:style-name="T11"><text:s text:c="2"/></text:span><text:span text:style-name="T11">font-color = #87cca6; </text:span></text:p>
                <text:p><text:span text:style-name="T11">}</text:span></text:p>
              </text:list-item>
              <text:list-item>
                <text:p><text:span text:style-name="T12">the transpiler is doing essentially the same thing: It evaluates the expression, which may include variables, operators and functions in any combination, and outputs simple CSS values.</text:span></text:p>
              </text:list-item>
            </text:list>
          </draw:text-box>
        </draw:frame>
        <presentation:notes draw:style-name="dp2">
          <draw:page-thumbnail draw:style-name="gr1" draw:layer="layout" svg:width="17.478cm" svg:height="8.993cm" svg:x="2.056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SassScript includes <text:span text:style-name="T25">seven</text:span> different data types: </text:p>
              </text:list-header>
              <text:list-item>
                <text:p>Numbers</text:p>
              </text:list-item>
              <text:list-item>
                <text:p>Strings</text:p>
              </text:list-item>
              <text:list-item>
                <text:p>Colors</text:p>
              </text:list-item>
              <text:list-item>
                <text:p>Booleans</text:p>
              </text:list-item>
              <text:list-item>
                <text:p>Null </text:p>
              </text:list-item>
              <text:list-item>
                <text:p>Lists </text:p>
              </text:list-item>
              <text:list-item>
                <text:p>Maps</text:p>
              </text:list-item>
            </text:list>
          </draw:text-box>
        </draw:frame>
        <presentation:notes draw:style-name="dp2">
          <draw:page-thumbnail draw:style-name="gr1" draw:layer="layout" svg:width="17.478cm" svg:height="8.993cm" svg:x="2.056cm" svg:y="2.351cm" draw:page-number="28" presentation:class="page"/>
          <draw:frame presentation:style-name="pr6" draw:layer="layout" svg:width="17.478cm" svg:height="13.17cm" svg:x="2.056cm" svg:y="12.229cm" presentation:class="notes" presentation:placeholder="true">
            <draw:text-box/>
          </draw:frame>
        </presentation:notes>
      </draw:page>
      <draw:page draw:name="page29" draw:style-name="dp1" draw:master-page-name="BrightBlue" presentation:presentation-page-layout-name="AL2T1">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draw:text-box>
            <text:list text:style-name="L2">
              <text:list-header>
                <text:p><text:span text:style-name="T26">Number:</text:span></text:p>
              </text:list-header>
              <text:list-item>
                <text:p>SassScript recognizes a single numeric data type.</text:p>
              </text:list-item>
              <text:list-item>
                <text:p>it does recognize standard units such as em or px, and when performing an operation on numeric values, the unit must be the same or compatible.</text:p>
                <text:p><text:span text:style-name="T14">Example:</text:span></text:p>
                <text:p><text:span text:style-name="T3">test: 10 + 3; <text:s text:c="3"/>//"plain" numbers added together</text:span></text:p>
                <text:p><text:span text:style-name="T3">test: 10px + 3; <text:s/>//"plain" number added to a pixel value</text:span></text:p>
                <text:p><text:span text:style-name="T3">test: 10em + 3em; //two "em" values added together</text:span></text:p>
              </text:list-item>
              <text:list-item>
                <text:p>But test: 10px + 2em; operation will result in an error because pixels and ems are not compatible.</text:p>
              </text:list-item>
            </text:list>
          </draw:text-box>
        </draw:frame>
        <presentation:notes draw:style-name="dp2">
          <draw:page-thumbnail draw:style-name="gr1" draw:layer="layout" svg:width="17.478cm" svg:height="8.993cm" svg:x="2.056cm" svg:y="2.351cm" draw:page-number="29" presentation:class="page"/>
          <draw:frame presentation:style-name="pr6" draw:layer="layout" svg:width="17.478cm" svg:height="13.17cm" svg:x="2.056cm" svg:y="12.229cm" presentation:class="notes" presentation:placeholder="true">
            <draw:text-box/>
          </draw:frame>
        </presentation:notes>
      </draw:page>
      <draw:page draw:name="page30" draw:style-name="dp1" draw:master-page-name="BrightBlue" presentation:presentation-page-layout-name="AL2T1">
        <draw:frame presentation:style-name="pr7" draw:layer="layout" svg:width="19.5cm" svg:height="3.467cm" svg:x="1.4cm" svg:y="0.8cm" presentation:class="title">
          <draw:text-box>
            <text:p>Sass Datatypes</text:p>
          </draw:text-box>
        </draw:frame>
        <draw:frame presentation:style-name="pr5" draw:layer="layout" svg:width="25.2cm" svg:height="12.179cm" svg:x="0.962cm" svg:y="5.347cm" presentation:class="outline" presentation:user-transformed="true">
          <draw:text-box>
            <text:list text:style-name="L2">
              <text:list-header>
                <text:p><text:span text:style-name="T26">String:</text:span></text:p>
              </text:list-header>
              <text:list-item>
                <text:p>You can create strings in SassScript with double quotes "string", single quotes 'string', or no quotes at all, string.</text:p>
                <text:p>SCSS:</text:p>
                <text:p><text:span text:style-name="T3">$default-font: 'Lucida';</text:span></text:p>
                <text:p><text:span text:style-name="T3">p {</text:span></text:p>
                <text:p><text:span text:style-name="T3"><text:s text:c="4"/></text:span><text:span text:style-name="T3">font-family: $default-font, "Ariel", sans-serif;</text:span></text:p>
                <text:p><text:span text:style-name="T3">}</text:span></text:p>
              </text:list-item>
              <text:list-item>
                <text:p>Would be output as</text:p>
                <text:p>CSS:</text:p>
                <text:p><text:span text:style-name="T3">p {</text:span></text:p>
                <text:p><text:span text:style-name="T3"><text:s text:c="4"/></text:span><text:span text:style-name="T3">font-family: 'Lucida', "Ariel", sans-serif;</text:span></text:p>
                <text:p><text:span text:style-name="T3">}</text:span></text:p>
              </text:list-item>
            </text:list>
          </draw:text-box>
        </draw:frame>
        <presentation:notes draw:style-name="dp2">
          <draw:page-thumbnail draw:style-name="gr1" draw:layer="layout" svg:width="17.478cm" svg:height="8.993cm" svg:x="2.056cm" svg:y="2.351cm" draw:page-number="30" presentation:class="page"/>
          <draw:frame presentation:style-name="pr6" draw:layer="layout" svg:width="17.478cm" svg:height="13.17cm" svg:x="2.056cm" svg:y="12.229cm" presentation:class="notes" presentation:placeholder="true">
            <draw:text-box/>
          </draw:frame>
        </presentation:notes>
      </draw:page>
      <draw:page draw:name="page31" draw:style-name="dp1" draw:master-page-name="BrightBlue" presentation:presentation-page-layout-name="AL2T1">
        <draw:frame presentation:style-name="pr7" draw:layer="layout" svg:width="19.5cm" svg:height="3.467cm" svg:x="1.4cm" svg:y="0.8cm" presentation:class="title">
          <draw:text-box>
            <text:p>Sass Datatypes</text:p>
          </draw:text-box>
        </draw:frame>
        <draw:frame presentation:style-name="pr5" draw:layer="layout" svg:width="25.2cm" svg:height="13.195cm" svg:x="1.524cm" svg:y="5.08cm" presentation:class="outline" presentation:user-transformed="true">
          <draw:text-box>
            <text:list text:style-name="L2">
              <text:list-header>
                <text:p><text:span text:style-name="T26">String:</text:span></text:p>
              </text:list-header>
              <text:list-item>
                <text:p>The only exception to this rule is when you use interpolation to pass a variable to a selector. Interpolation uses a special syntax, #{&lt;var&gt;} to "unwrap" the contents of the variable, and as part of that it removes any quotation marks. Let's look at an example:</text:p>
                <text:p>SCSS:</text:p>
                <text:p/>
                <text:p><text:span text:style-name="T11">$class-name: "foo";</text:span></text:p>
                <text:p><text:span text:style-name="T11"/></text:p>
                <text:p><text:span text:style-name="T11">a.#{$class-name} {</text:span></text:p>
                <text:p><text:span text:style-name="T11"><text:s text:c="3"/></text:span><text:span text:style-name="T11">color: blue;</text:span></text:p>
                <text:p><text:span text:style-name="T11">}</text:span></text:p>
                <text:p/>
                <text:p>results in</text:p>
                <text:p/>
                <text:p>CSS:</text:p>
                <text:p/>
                <text:p><text:span text:style-name="T3">a.#foo {</text:span></text:p>
                <text:p><text:span text:style-name="T3"><text:s text:c="3"/></text:span><text:span text:style-name="T3">color: blue;</text:span></text:p>
                <text:p><text:span text:style-name="T3">}</text:span></text:p>
              </text:list-item>
            </text:list>
          </draw:text-box>
        </draw:frame>
        <presentation:notes draw:style-name="dp2">
          <draw:page-thumbnail draw:style-name="gr1" draw:layer="layout" svg:width="17.478cm" svg:height="8.993cm" svg:x="2.056cm" svg:y="2.351cm" draw:page-number="31" presentation:class="page"/>
          <draw:frame presentation:style-name="pr6" draw:layer="layout" svg:width="17.478cm" svg:height="13.17cm" svg:x="2.056cm" svg:y="12.229cm" presentation:class="notes" presentation:placeholder="true">
            <draw:text-box/>
          </draw:frame>
        </presentation:notes>
      </draw:page>
      <draw:page draw:name="page32" draw:style-name="dp1" draw:master-page-name="BrightBlue" presentation:presentation-page-layout-name="AL2T1">
        <draw:frame presentation:style-name="pr7" draw:layer="layout" svg:width="19.5cm" svg:height="3.467cm" svg:x="1.4cm" svg:y="0.8cm" presentation:class="title">
          <draw:text-box>
            <text:p>Sass Datatype<text:tab/></text:p>
          </draw:text-box>
        </draw:frame>
        <draw:frame presentation:style-name="pr5" draw:layer="layout" svg:width="25.2cm" svg:height="12.179cm" svg:x="1.4cm" svg:y="5.066cm" presentation:class="outline">
          <draw:text-box>
            <text:list text:style-name="L2">
              <text:list-header>
                <text:p><text:span text:style-name="T26">Color:</text:span></text:p>
              </text:list-header>
              <text:list-item>
                <text:p>SassScript supports the same color expressions that are supported by CSS: </text:p>
                <text:p>-hex values such as <text:span text:style-name="T3">#0000</text:span>, </text:p>
                <text:p>-named values such as red, rgb expressions like <text:span text:style-name="T3">rgb(100, 39, 153)</text:span>,</text:p>
                <text:p>- rgba expressions such as <text:span text:style-name="T3">rgba(100, 39, 153, 75)</text:span>,</text:p>
                <text:p>- hsl expressions such as <text:span text:style-name="T3">hsl(0, 30%, 100%)</text:span>, </text:p>
                <text:p>-hsla expressions such as <text:span text:style-name="T3">hsla(0, 30%, 100%, 0.3)</text:span>.</text:p>
              </text:list-item>
            </text:list>
          </draw:text-box>
        </draw:frame>
        <presentation:notes draw:style-name="dp2">
          <draw:page-thumbnail draw:style-name="gr1" draw:layer="layout" svg:width="17.478cm" svg:height="8.993cm" svg:x="2.056cm" svg:y="2.351cm" draw:page-number="32" presentation:class="page"/>
          <draw:frame presentation:style-name="pr6" draw:layer="layout" svg:width="17.478cm" svg:height="13.17cm" svg:x="2.056cm" svg:y="12.229cm" presentation:class="notes" presentation:placeholder="true">
            <draw:text-box/>
          </draw:frame>
        </presentation:notes>
      </draw:page>
      <draw:page draw:name="page33" draw:style-name="dp1" draw:master-page-name="BrightBlue" presentation:presentation-page-layout-name="AL2T1">
        <draw:frame presentation:style-name="pr7" draw:layer="layout" svg:width="19.5cm" svg:height="3.467cm" svg:x="1.4cm" svg:y="0.8cm" presentation:class="title">
          <draw:text-box>
            <text:p>Sass Datatypes</text:p>
          </draw:text-box>
        </draw:frame>
        <draw:frame presentation:style-name="pr5" draw:layer="layout" svg:width="25.2cm" svg:height="12.179cm" svg:x="1.47cm" svg:y="5.334cm" presentation:class="outline" presentation:user-transformed="true">
          <draw:text-box>
            <text:list text:style-name="L2">
              <text:list-header>
                <text:p><text:span text:style-name="T26">List:</text:span></text:p>
                <text:p>A SassScript list is a series of values separated by either spaces or commas. The contents of both of the following variables will be treated as lists by SassScript:</text:p>
                <text:p>SCSS:</text:p>
                <text:p><text:span text:style-name="T3">$body-font: Helvetica, Arial, sans-serif;</text:span></text:p>
                <text:p><text:span text:style-name="T3">$body-margin: 0 0 10px 15px;</text:span></text:p>
                <text:p>Lists don't have to contain simple values; they can contain other lists:</text:p>
                <text:p><text:span text:style-name="T3">$random-list: 10, 10 0, 3;</text:span></text:p>
                <text:p>In this case, contains three items, not four as you might expect. The second item is a second list. SassScript considers 10 0 a nested list item because it's separated by a space, while the values in main list, $random-list, are separated by commas.</text:p>
                <text:p>You can also use parentheses as placeholders for an entire list or for individual elements:</text:p>
                <text:p><text:span text:style-name="T3">$empty-list: ();</text:span></text:p>
                <text:p><text:span text:style-name="T3">$missing-list: 10px () 30px 0;</text:span></text:p>
              </text:list-header>
            </text:list>
          </draw:text-box>
        </draw:frame>
        <presentation:notes draw:style-name="dp2">
          <draw:page-thumbnail draw:style-name="gr1" draw:layer="layout" svg:width="17.478cm" svg:height="8.993cm" svg:x="2.056cm" svg:y="2.351cm" draw:page-number="33" presentation:class="page"/>
          <draw:frame presentation:style-name="pr6" draw:layer="layout" svg:width="17.478cm" svg:height="13.17cm" svg:x="2.056cm" svg:y="12.229cm" presentation:class="notes" presentation:placeholder="true">
            <draw:text-box/>
          </draw:frame>
        </presentation:notes>
      </draw:page>
      <draw:page draw:name="page34" draw:style-name="dp1" draw:master-page-name="BrightBlue" presentation:presentation-page-layout-name="AL2T1">
        <draw:frame presentation:style-name="pr7" draw:layer="layout" svg:width="19.5cm" svg:height="3.467cm" svg:x="1.4cm" svg:y="0.8cm" presentation:class="title">
          <draw:text-box>
            <text:p>Sass Datatypes</text:p>
          </draw:text-box>
        </draw:frame>
        <draw:frame presentation:style-name="pr5" draw:text-style-name="P8" draw:layer="layout" svg:width="25.2cm" svg:height="12.179cm" svg:x="1.4cm" svg:y="5.066cm" presentation:class="outline">
          <draw:text-box>
            <text:list text:style-name="L2">
              <text:list-header>
                <text:p><text:span text:style-name="T26">Map:</text:span></text:p>
              </text:list-header>
              <text:list-item>
                <text:p><text:span text:style-name="T27">In SassScript, maps are key-value pairs.</text:span></text:p>
                <text:p><text:span text:style-name="T27">- </text:span><text:span text:style-name="T28">$red-map: (light: #e57373, medium: #f44336, dark: #b71c1c);</text:span></text:p>
              </text:list-item>
              <text:list-item>
                <text:p><text:span text:style-name="T27">Maps are never output directly to the CSS; it wouldn't know what to do with them. Instead, you'll use the map functions to retrieve values.</text:span></text:p>
              </text:list-item>
            </text:list>
          </draw:text-box>
        </draw:frame>
        <presentation:notes draw:style-name="dp2">
          <draw:page-thumbnail draw:style-name="gr1" draw:layer="layout" svg:width="17.478cm" svg:height="8.993cm" svg:x="2.056cm" svg:y="2.351cm" draw:page-number="34" presentation:class="page"/>
          <draw:frame presentation:style-name="pr6" draw:layer="layout" svg:width="17.478cm" svg:height="13.17cm" svg:x="2.056cm" svg:y="12.229cm" presentation:class="notes" presentation:placeholder="true">
            <draw:text-box/>
          </draw:frame>
        </presentation:notes>
      </draw:page>
      <draw:page draw:name="page35" draw:style-name="dp1" draw:master-page-name="BrightBlue" presentation:presentation-page-layout-name="AL2T1">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presentation:user-transformed="true">
          <draw:text-box>
            <text:list text:style-name="L2">
              <text:list-header>
                <text:p><text:span text:style-name="T26">Map Example:</text:span></text:p>
                <text:p>SCSS:<text:span text:style-name="T11"> map-get()</text:span></text:p>
                <text:p><text:span text:style-name="T29">$red-map: (light: #e57373, medium: #f44336, dark: #b71c1c);</text:span></text:p>
                <text:p><text:span text:style-name="T29">p {</text:span></text:p>
                <text:p><text:span text:style-name="T29"><text:s/></text:span><text:span text:style-name="T29">color: map-get($red-map, light);</text:span></text:p>
                <text:p><text:span text:style-name="T29">}</text:span></text:p>
                <text:p/>
              </text:list-header>
              <text:list-item>
                <text:p>The <text:span text:style-name="T3">map-get() function</text:span> takes a map and a key and returns the value of that key. In this case, the CSS would be:</text:p>
                <text:p>CSS:</text:p>
                <text:p><text:span text:style-name="T29">p {</text:span></text:p>
                <text:p><text:span text:style-name="T29"><text:s text:c="3"/></text:span><text:span text:style-name="T29">color: $e57373;</text:span></text:p>
                <text:p><text:span text:style-name="T29">}</text:span></text:p>
                <text:p><text:span text:style-name="T29"/></text:p>
                <text:p/>
              </text:list-item>
            </text:list>
          </draw:text-box>
        </draw:frame>
        <presentation:notes draw:style-name="dp2">
          <draw:page-thumbnail draw:style-name="gr1" draw:layer="layout" svg:width="17.478cm" svg:height="8.993cm" svg:x="2.056cm" svg:y="2.351cm" draw:page-number="35" presentation:class="page"/>
          <draw:frame presentation:style-name="pr6" draw:layer="layout" svg:width="17.478cm" svg:height="13.17cm" svg:x="2.056cm" svg:y="12.229cm" presentation:class="notes" presentation:placeholder="true">
            <draw:text-box/>
          </draw:frame>
        </presentation:notes>
      </draw:page>
      <draw:page draw:name="page3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draw:text-box>
            <text:list text:style-name="L2">
              <text:list-header>
                <text:p>Booleans &amp; Nulls:</text:p>
              </text:list-header>
              <text:list-item>
                <text:p>SassScript supports two Boolean values: true and false</text:p>
              </text:list-item>
              <text:list-item>
                <text:p><text:s/>the null value- <text:s/>null. </text:p>
              </text:list-item>
            </text:list>
          </draw:text-box>
        </draw:frame>
        <presentation:notes draw:style-name="dp2">
          <draw:page-thumbnail draw:style-name="gr1" draw:layer="layout" svg:width="17.478cm" svg:height="8.993cm" svg:x="2.056cm" svg:y="2.351cm" draw:page-number="36" presentation:class="page"/>
          <draw:frame presentation:style-name="pr6" draw:layer="layout" svg:width="17.478cm" svg:height="13.17cm" svg:x="2.056cm" svg:y="12.229cm" presentation:class="notes" presentation:placeholder="true">
            <draw:text-box/>
          </draw:frame>
        </presentation:notes>
      </draw:page>
      <draw:page draw:name="page3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26">1. Equality Operations:</text:span></text:p>
              </text:list-header>
              <text:list-item>
                <text:p>SassScript supports one operation for all data types: equality. You can compare any two values using the <text:span text:style-name="T3">== and != operators</text:span>, which return a Boolean value. You can compare any data types.</text:p>
                <text:p><text:span text:style-name="T3">2 == 3 //false</text:span></text:p>
                <text:p><text:span text:style-name="T3">2 != 3 //true</text:span></text:p>
              </text:list-item>
              <text:list-item>
                <text:p>example 2: </text:p>
                <text:p><text:span text:style-name="T3">$a: bold;</text:span></text:p>
                <text:p><text:span text:style-name="T3">$b: italic;</text:span></text:p>
                <text:p><text:span text:style-name="T3">$a == $b /* false */</text:span></text:p>
                <text:p><text:span text:style-name="T3">$a != $b /* true */</text:span></text:p>
              </text:list-item>
            </text:list>
          </draw:text-box>
        </draw:frame>
        <presentation:notes draw:style-name="dp2">
          <draw:page-thumbnail draw:style-name="gr1" draw:layer="layout" svg:width="17.478cm" svg:height="8.993cm" svg:x="2.056cm" svg:y="2.351cm" draw:page-number="37" presentation:class="page"/>
          <draw:frame presentation:style-name="pr6" draw:layer="layout" svg:width="17.478cm" svg:height="13.17cm" svg:x="2.056cm" svg:y="12.229cm" presentation:class="notes" presentation:placeholder="true">
            <draw:text-box/>
          </draw:frame>
        </presentation:notes>
      </draw:page>
      <draw:page draw:name="page3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3.73cm" svg:x="1.4cm" svg:y="5.066cm" presentation:class="outline" presentation:user-transformed="true">
          <draw:text-box>
            <text:list text:style-name="L2">
              <text:list-header>
                <text:p><text:span text:style-name="T26">2. Boolean Operation:</text:span></text:p>
              </text:list-header>
              <text:list-item>
                <text:p>Sass supports three Boolean operators: <text:span text:style-name="T14">and, or and not</text:span>.</text:p>
              </text:list-item>
              <text:list-item>
                <text:p>The <text:span text:style-name="T12">and </text:span>operator returns true only if both of its operands are true:</text:p>
                <text:p><text:span text:style-name="T3">true and true <text:s text:c="10"/>//returns true</text:span></text:p>
                <text:p><text:span text:style-name="T3">true and false <text:s text:c="8"/>//returns false</text:span></text:p>
              </text:list-item>
              <text:list-item>
                <text:p><text:span text:style-name="T12">The or operator returns true if either of operands are true:</text:span></text:p>
                <text:p><text:span text:style-name="T3">true or false <text:s text:c="10"/>//returns true</text:span></text:p>
                <text:p><text:span text:style-name="T3">true or true <text:s text:c="11"/>//returns true</text:span></text:p>
                <text:p><text:span text:style-name="T3">false or false <text:s text:c="8"/>//returns false</text:span></text:p>
              </text:list-item>
              <text:list-item>
                <text:p><text:span text:style-name="T12">The final Boolean operator, not. It simply inverts the truth or falseness of a Boolean value:</text:span></text:p>
                <text:p><text:span text:style-name="T3">not true <text:s text:c="16"/>//false</text:span></text:p>
                <text:p><text:span text:style-name="T3">not false <text:s text:c="14"/>//true</text:span></text:p>
              </text:list-item>
            </text:list>
          </draw:text-box>
        </draw:frame>
        <presentation:notes draw:style-name="dp2">
          <draw:page-thumbnail draw:style-name="gr1" draw:layer="layout" svg:width="17.478cm" svg:height="8.993cm" svg:x="2.056cm" svg:y="2.351cm" draw:page-number="38" presentation:class="page"/>
          <draw:frame presentation:style-name="pr6" draw:layer="layout" svg:width="17.478cm" svg:height="13.17cm" svg:x="2.056cm" svg:y="12.229cm" presentation:class="notes" presentation:placeholder="true">
            <draw:text-box/>
          </draw:frame>
        </presentation:notes>
      </draw:page>
      <draw:page draw:name="page3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4.238cm" svg:x="1.4cm" svg:y="5.066cm" presentation:class="outline" presentation:user-transformed="true">
          <draw:text-box>
            <text:list text:style-name="L2">
              <text:list-header>
                <text:p><text:span text:style-name="T26">Numeric Operations:</text:span></text:p>
              </text:list-header>
              <text:list-item>
                <text:p>SassScript allows you to perform arithmetic and comparison operations on numeric values.</text:p>
              </text:list-item>
              <text:list-item>
                <text:p>For example:</text:p>
                <text:p>SCSS:</text:p>
                <text:p><text:span text:style-name="T3">1 + 1 <text:s text:c="2"/>//2 (addition)</text:span></text:p>
                <text:p><text:span text:style-name="T3">1 - 1 <text:s text:c="2"/>//0 (subtraction)</text:span></text:p>
                <text:p><text:span text:style-name="T3">2 * 3 <text:s text:c="2"/>//6 (multiplication)</text:span></text:p>
                <text:p><text:span text:style-name="T3">(6 / 3) //2 (division, see below for an explanation of the parentheses)</text:span></text:p>
                <text:p><text:span text:style-name="T3">5 % 2 <text:s text:c="2"/>//5 (modulus)</text:span></text:p>
                <text:p><text:span text:style-name="T3">-3 <text:s text:c="5"/>//3 less than zero (negation)</text:span></text:p>
              </text:list-item>
              <text:list-item>
                <text:p/>
              </text:list-item>
            </text:list>
          </draw:text-box>
        </draw:frame>
        <presentation:notes draw:style-name="dp2">
          <draw:page-thumbnail draw:style-name="gr1" draw:layer="layout" svg:width="17.478cm" svg:height="8.993cm" svg:x="2.056cm" svg:y="2.351cm" draw:page-number="39" presentation:class="page"/>
          <draw:frame presentation:style-name="pr6" draw:layer="layout" svg:width="17.478cm" svg:height="13.17cm" svg:x="2.056cm" svg:y="12.229cm" presentation:class="notes" presentation:placeholder="true">
            <draw:text-box/>
          </draw:frame>
        </presentation:notes>
      </draw:page>
      <draw:page draw:name="page4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Numerical Operations</text:p>
          </draw:text-box>
        </draw:frame>
        <draw:frame presentation:style-name="pr5" draw:layer="layout" svg:width="25.2cm" svg:height="12.179cm" svg:x="1.4cm" svg:y="5.066cm" presentation:class="outline">
          <draw:text-box>
            <text:list text:style-name="L2">
              <text:list-header>
                <text:p>A space on both sides of the operator indicates subtraction:</text:p>
                <text:p><text:span text:style-name="T11">5 - 2 //subtraction</text:span></text:p>
              </text:list-header>
              <text:list-item>
                <text:p>No spaces also indicates subtraction:</text:p>
                <text:p><text:span text:style-name="T11">5-2 //subtraction</text:span></text:p>
              </text:list-item>
              <text:list-item>
                <text:p>But if you only include one space, you get a list with a negative value:</text:p>
                <text:p><text:span text:style-name="T11">5 -2 //this is a list with two items</text:span></text:p>
                <text:p/>
                <text:p/>
              </text:list-item>
            </text:list>
          </draw:text-box>
        </draw:frame>
        <presentation:notes draw:style-name="dp2">
          <draw:page-thumbnail draw:style-name="gr1" draw:layer="layout" svg:width="17.478cm" svg:height="8.993cm" svg:x="2.056cm" svg:y="2.351cm" draw:page-number="40" presentation:class="page"/>
          <draw:frame presentation:style-name="pr6" draw:layer="layout" svg:width="17.478cm" svg:height="13.17cm" svg:x="2.056cm" svg:y="12.229cm" presentation:class="notes" presentation:placeholder="true">
            <draw:text-box/>
          </draw:frame>
        </presentation:notes>
      </draw:page>
      <draw:page draw:name="page4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26">Comparisions:</text:span></text:p>
                <text:p><text:span text:style-name="T11">SCSS: Comparison Operators</text:span></text:p>
                <text:p><text:span text:style-name="T11">5 &lt; 3 <text:s/>//false (less than)</text:span></text:p>
                <text:p><text:span text:style-name="T11">5 &gt; 3 <text:s/>//true (greater than)</text:span></text:p>
                <text:p><text:span text:style-name="T11">3 &lt;= 3 //true (less than or equal to)</text:span></text:p>
                <text:p><text:span text:style-name="T11">5 &gt;= 3 //true (greater than or equal to)</text:span></text:p>
              </text:list-header>
              <text:list-item>
                <text:p>The Sass operators don't conflict with standard CSS syntax, so there's no special conditions or syntax to worry about.</text:p>
              </text:list-item>
            </text:list>
          </draw:text-box>
        </draw:frame>
        <presentation:notes draw:style-name="dp2">
          <draw:page-thumbnail draw:style-name="gr1" draw:layer="layout" svg:width="17.478cm" svg:height="8.993cm" svg:x="2.056cm" svg:y="2.351cm" draw:page-number="41" presentation:class="page"/>
          <draw:frame presentation:style-name="pr6" draw:layer="layout" svg:width="17.478cm" svg:height="13.17cm" svg:x="2.056cm" svg:y="12.229cm" presentation:class="notes" presentation:placeholder="true">
            <draw:text-box/>
          </draw:frame>
        </presentation:notes>
      </draw:page>
      <draw:page draw:name="page4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5.254cm" svg:x="1.4cm" svg:y="5.066cm" presentation:class="outline" presentation:user-transformed="true">
          <draw:text-box>
            <text:list text:style-name="L2">
              <text:list-header>
                <text:p><text:span text:style-name="T26">String Operation:</text:span></text:p>
              </text:list-header>
              <text:list-item>
                <text:p>Sass only supports a single operator on strings, concatenation, but it supports several varieties of it. The simplest is the concatenation operator.</text:p>
                <text:p>SCSS:</text:p>
                <text:p>"<text:span text:style-name="T11">hello, " + "world" <text:s/>// returns "hello, world"</text:span></text:p>
              </text:list-item>
              <text:list-item>
                <text:p><text:span text:style-name="T12">The Sass transpiler will determine whether to quote the string based on the first operand:</text:span></text:p>
                <text:p><text:span text:style-name="T12">SCSS:</text:span></text:p>
                <text:p><text:span text:style-name="T11">p {</text:span></text:p>
                <text:p><text:span text:style-name="T11"><text:s text:c="3"/></text:span><text:span text:style-name="T11">content: "Hello " + world;</text:span></text:p>
                <text:p><text:span text:style-name="T11"><text:s text:c="3"/></text:span><text:span text:style-name="T11">font-family: sans + "-serif";</text:span></text:p>
                <text:p><text:span text:style-name="T11">}</text:span></text:p>
              </text:list-item>
              <text:list-item>
                <text:p><text:span text:style-name="T12">will be output as:</text:span></text:p>
                <text:p><text:span text:style-name="T12">CSS:</text:span></text:p>
                <text:p><text:span text:style-name="T11"/></text:p>
                <text:p><text:span text:style-name="T11">p {</text:span></text:p>
                <text:p><text:span text:style-name="T11"><text:s text:c="3"/></text:span><text:span text:style-name="T11">content: "Hello world";</text:span></text:p>
                <text:p><text:span text:style-name="T11"><text:s text:c="3"/></text:span><text:span text:style-name="T11">font-family: sans-serif;</text:span></text:p>
                <text:p><text:span text:style-name="T11">}</text:span></text:p>
              </text:list-item>
            </text:list>
          </draw:text-box>
        </draw:frame>
        <presentation:notes draw:style-name="dp2">
          <draw:page-thumbnail draw:style-name="gr1" draw:layer="layout" svg:width="17.478cm" svg:height="8.993cm" svg:x="2.056cm" svg:y="2.351cm" draw:page-number="42" presentation:class="page"/>
          <draw:frame presentation:style-name="pr6" draw:layer="layout" svg:width="17.478cm" svg:height="13.17cm" svg:x="2.056cm" svg:y="12.229cm" presentation:class="notes" presentation:placeholder="true">
            <draw:text-box/>
          </draw:frame>
        </presentation:notes>
      </draw:page>
      <draw:page draw:name="page4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tring Operation</text:p>
          </draw:text-box>
        </draw:frame>
        <draw:frame presentation:style-name="pr5" draw:layer="layout" svg:width="25.2cm" svg:height="12.179cm" svg:x="1.4cm" svg:y="5.066cm" presentation:class="outline">
          <draw:text-box>
            <text:list text:style-name="L2">
              <text:list-item>
                <text:p>You can use expressions in strings by wrapping them in the interpolation operator, #{}.</text:p>
                <text:p>SCSS:</text:p>
                <text:p><text:span text:style-name="T11">#plain-text {</text:span></text:p>
                <text:p><text:span text:style-name="T11"><text:s text:c="3"/></text:span><text:span text:style-name="T11">content: "I'm 1 + 2 years old";</text:span></text:p>
                <text:p><text:span text:style-name="T11">}</text:span></text:p>
                <text:p><text:span text:style-name="T11">#interpolated {</text:span></text:p>
                <text:p><text:span text:style-name="T11"><text:s text:c="3"/></text:span><text:span text:style-name="T11">content: "I'm #{1 + 3} years old";</text:span></text:p>
                <text:p><text:span text:style-name="T11">}</text:span></text:p>
              </text:list-item>
              <text:list-item>
                <text:p><text:span text:style-name="T12">will be transpiled to:</text:span></text:p>
                <text:p><text:span text:style-name="T12">CSS:</text:span></text:p>
                <text:p><text:span text:style-name="T11"/></text:p>
                <text:p><text:span text:style-name="T11">#plain-text {</text:span></text:p>
                <text:p><text:span text:style-name="T11"><text:s text:c="2"/></text:span><text:span text:style-name="T11">content: "I'm 1 + 2 years old";</text:span></text:p>
                <text:p><text:span text:style-name="T11">}</text:span></text:p>
                <text:p><text:span text:style-name="T11"/></text:p>
                <text:p><text:span text:style-name="T11">#interpolated {</text:span></text:p>
                <text:p><text:span text:style-name="T11"><text:s text:c="3"/></text:span><text:span text:style-name="T11">content: "I'm 4 years old";</text:span></text:p>
                <text:p><text:span text:style-name="T11">}</text:span></text:p>
              </text:list-item>
            </text:list>
          </draw:text-box>
        </draw:frame>
        <presentation:notes draw:style-name="dp2">
          <draw:page-thumbnail draw:style-name="gr1" draw:layer="layout" svg:width="17.478cm" svg:height="8.993cm" svg:x="2.056cm" svg:y="2.351cm" draw:page-number="43" presentation:class="page"/>
          <draw:frame presentation:style-name="pr6" draw:layer="layout" svg:width="17.478cm" svg:height="13.17cm" svg:x="2.056cm" svg:y="12.229cm" presentation:class="notes" presentation:placeholder="true">
            <draw:text-box/>
          </draw:frame>
        </presentation:notes>
      </draw:page>
      <draw:page draw:name="page44"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text:p>
          </draw:text-box>
        </draw:frame>
        <draw:frame presentation:style-name="pr5" draw:text-style-name="P8" draw:layer="layout" svg:width="25.2cm" svg:height="12.179cm" svg:x="1.4cm" svg:y="5.066cm" presentation:class="outline">
          <draw:text-box>
            <text:list text:style-name="L2">
              <text:list-header>
                <text:p><text:span text:style-name="T26">Color operations:</text:span></text:p>
              </text:list-header>
              <text:list-item>
                <text:p><text:span text:style-name="T27">SassScript allows you to perform arithmetic between two colors or between a color and a numeric value. </text:span></text:p>
              </text:list-item>
              <text:list-item>
                <text:p><text:span text:style-name="T27">When performing arithmetic on two color values, Sass separates each color into its red, green and blue components and then performs on each color separately. Let's look at an example. Given the following expression:</text:span></text:p>
                <text:p><text:span text:style-name="T27">#102030 + #010203</text:span></text:p>
              </text:list-item>
              <text:list-item>
                <text:p><text:span text:style-name="T27">Sass will first break the two colors into their red, green and blue components: (10,20,30) and (01,02,03). Then it will perform the operation (in this case, addition) on each color: 10+1 for red, 20 + 2 for the green, and 30 + 3 for the blue. It will then re-combine the values, with the result #112233.</text:span></text:p>
              </text:list-item>
              <text:list-item>
                <text:p><text:span text:style-name="T27">Sass does essentially the same thing when you perform an operation on a color and a number: The operation is performed on each color component individually. Thus given the expression #101010 * 2 the result would be #202020.</text:span></text:p>
              </text:list-item>
            </text:list>
          </draw:text-box>
        </draw:frame>
        <presentation:notes draw:style-name="dp2">
          <draw:page-thumbnail draw:style-name="gr1" draw:layer="layout" svg:width="17.478cm" svg:height="8.993cm" svg:x="2.056cm" svg:y="2.351cm" draw:page-number="44" presentation:class="page"/>
          <draw:frame presentation:style-name="pr6" draw:layer="layout" svg:width="17.478cm" svg:height="13.17cm" svg:x="2.056cm" svg:y="12.229cm" presentation:class="notes" presentation:placeholder="true">
            <draw:text-box/>
          </draw:frame>
        </presentation:notes>
      </draw:page>
      <draw:page draw:name="page4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1.4cm" svg:y="5.066cm" presentation:class="outline">
          <draw:text-box>
            <text:list text:style-name="L2">
              <text:list-item>
                <text:p>Sass functions are perhaps the most useful aspect of the language.</text:p>
              </text:list-item>
              <text:list-item>
                <text:p>You can use standard CSS function syntax to call Sass functions:</text:p>
              </text:list-item>
              <text:list-item>
                <text:p>SCSS: rgb() Function</text:p>
                <text:p><text:span text:style-name="T3">p {</text:span></text:p>
                <text:p><text:span text:style-name="T3"><text:s text:c="3"/></text:span><text:span text:style-name="T3">color: rgb(42, 154, 179);</text:span></text:p>
                <text:p><text:span text:style-name="T3">}</text:span></text:p>
              </text:list-item>
              <text:list-item>
                <text:p>which will be output as</text:p>
                <text:p>CSS:</text:p>
                <text:p><text:span text:style-name="T3">p {</text:span></text:p>
                <text:p><text:span text:style-name="T3"><text:s text:c="2"/></text:span><text:span text:style-name="T3">color: #2a9ab3;</text:span></text:p>
                <text:p><text:span text:style-name="T3">}</text:span></text:p>
              </text:list-item>
            </text:list>
          </draw:text-box>
        </draw:frame>
        <presentation:notes draw:style-name="dp2">
          <draw:page-thumbnail draw:style-name="gr1" draw:layer="layout" svg:width="17.478cm" svg:height="8.993cm" svg:x="2.056cm" svg:y="2.351cm" draw:page-number="45" presentation:class="page"/>
          <draw:frame presentation:style-name="pr6" draw:layer="layout" svg:width="17.478cm" svg:height="13.17cm" svg:x="2.056cm" svg:y="12.229cm" presentation:class="notes" presentation:placeholder="true">
            <draw:text-box/>
          </draw:frame>
        </presentation:notes>
      </draw:page>
      <draw:page draw:name="page4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1.4cm" svg:y="5.066cm" presentation:class="outline" presentation:user-transformed="true">
          <draw:text-box>
            <text:list text:style-name="L2">
              <text:list-item>
                <text:p>Sass also lets you specify the arguments to the function by their name. </text:p>
                <text:p><text:span text:style-name="T3">p {</text:span></text:p>
                <text:p><text:span text:style-name="T3"><text:s text:c="3"/></text:span><text:span text:style-name="T3">color: rgb($red: 42, $blue: 154, $green: 179);</text:span></text:p>
                <text:p><text:span text:style-name="T3">}</text:span></text:p>
              </text:list-item>
              <text:list-item>
                <text:p><text:span text:style-name="T12">the argument names are prefixed with the dollar sign, the same syntax used to identify variables. Fortunately, the Sass transpiler is smart enough to keep them straight:</text:span></text:p>
                <text:p><text:span text:style-name="T12"/></text:p>
                <text:p><text:span text:style-name="T12">SCSS:</text:span></text:p>
                <text:p><text:span text:style-name="T3">#argument {</text:span></text:p>
                <text:p><text:span text:style-name="T3"><text:s text:c="3"/></text:span><text:span text:style-name="T3">color: rgb($red: 42, $green: 179, $blue: 154);</text:span></text:p>
                <text:p><text:span text:style-name="T3">}</text:span></text:p>
                <text:p><text:span text:style-name="T3"/></text:p>
                <text:p><text:span text:style-name="T3">#variable {</text:span></text:p>
                <text:p><text:span text:style-name="T3"><text:s text:c="3"/></text:span><text:span text:style-name="T3">$red: 42;</text:span></text:p>
                <text:p><text:span text:style-name="T3"><text:s text:c="3"/></text:span><text:span text:style-name="T3">color: rgb($red: $red, $green: 179, $blue: 154);</text:span></text:p>
                <text:p><text:span text:style-name="T3">}</text:span></text:p>
                <text:p><text:span text:style-name="T3"/></text:p>
                <text:p><text:span text:style-name="T3"/></text:p>
                <text:p><text:span text:style-name="T12">will be output as:</text:span></text:p>
                <text:p><text:span text:style-name="T12">CSS:</text:span></text:p>
                <text:p><text:span text:style-name="T3">#argument {</text:span></text:p>
                <text:p><text:span text:style-name="T3"><text:s text:c="3"/></text:span><text:span text:style-name="T3">color: #2ab39a;</text:span></text:p>
                <text:p><text:span text:style-name="T3">}</text:span></text:p>
                <text:p><text:span text:style-name="T3"/></text:p>
                <text:p><text:span text:style-name="T3">#variable {</text:span></text:p>
                <text:p><text:span text:style-name="T3"><text:s text:c="3"/></text:span><text:span text:style-name="T3">color: #2ab39a;</text:span></text:p>
                <text:p><text:span text:style-name="T3">}</text:span></text:p>
                <text:p><text:span text:style-name="T3"/></text:p>
              </text:list-item>
            </text:list>
          </draw:text-box>
        </draw:frame>
        <presentation:notes draw:style-name="dp2">
          <draw:page-thumbnail draw:style-name="gr1" draw:layer="layout" svg:width="17.478cm" svg:height="8.993cm" svg:x="2.056cm" svg:y="2.351cm" draw:page-number="46" presentation:class="page"/>
          <draw:frame presentation:style-name="pr6" draw:layer="layout" svg:width="17.478cm" svg:height="13.17cm" svg:x="2.056cm" svg:y="12.229cm" presentation:class="notes" presentation:placeholder="true">
            <draw:text-box/>
          </draw:frame>
        </presentation:notes>
      </draw:page>
      <draw:page draw:name="page4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0.762cm" svg:y="5.066cm" presentation:class="outline" presentation:user-transformed="true">
          <draw:text-box>
            <text:list text:style-name="L2">
              <text:list-item>
                <text:p>The named parameters are :</text:p>
                <text:p><text:s/><text:span text:style-name="T11">$string, $insert and $index</text:span></text:p>
              </text:list-item>
              <text:list-item>
                <text:p><text:s/>str-insert($insert: "hello, ", $string: "world", $index: 1) would return "hello, world".</text:p>
              </text:list-item>
            </text:list>
          </draw:text-box>
        </draw:frame>
        <presentation:notes draw:style-name="dp2">
          <draw:page-thumbnail draw:style-name="gr1" draw:layer="layout" svg:width="17.478cm" svg:height="8.993cm" svg:x="2.056cm" svg:y="2.351cm" draw:page-number="47" presentation:class="page"/>
          <draw:frame presentation:style-name="pr6" draw:layer="layout" svg:width="17.478cm" svg:height="13.17cm" svg:x="2.056cm" svg:y="12.229cm" presentation:class="notes" presentation:placeholder="true">
            <draw:text-box/>
          </draw:frame>
        </presentation:notes>
      </draw:page>
      <draw:page draw:name="page48" draw:style-name="dp1" draw:master-page-name="BrightBlue" presentation:presentation-page-layout-name="AL2T1">
        <draw:frame presentation:style-name="pr7" draw:layer="layout" svg:width="19.5cm" svg:height="3.467cm" svg:x="1.4cm" svg:y="0.8cm" presentation:class="title">
          <draw:text-box>
            <text:p>String Function</text:p>
          </draw:text-box>
        </draw:frame>
        <draw:frame presentation:style-name="pr5" draw:layer="layout" svg:width="25.2cm" svg:height="12.179cm" svg:x="1.4cm" svg:y="5.066cm" presentation:class="outline">
          <draw:text-box>
            <text:list text:style-name="L2">
              <text:list-item>
                <text:p>Sass strings are NOT zero-based arrays. The first character in a Sass string is at index 1, not 0.</text:p>
              </text:list-item>
              <text:list-item>
                <text:p>For example. the Sass function str-index($string, $substring) returns the position of the first occurrence of $substring in $string. The equivalent JavaScript function is the indexOf(&lt;substring&gt;) method. But given the same arguments, they don't return the same values:</text:p>
                <text:p><text:s/><text:span text:style-name="T3">$str-index("hello","h"); //Sass returns 1</text:span></text:p>
                <text:p><text:span text:style-name="T3">"hello".indexOf("h"); //JavaScript returns 0</text:span></text:p>
                <text:p/>
              </text:list-item>
            </text:list>
          </draw:text-box>
        </draw:frame>
        <presentation:notes draw:style-name="dp2">
          <draw:page-thumbnail draw:style-name="gr1" draw:layer="layout" svg:width="17.478cm" svg:height="8.993cm" svg:x="2.056cm" svg:y="2.351cm" draw:page-number="48" presentation:class="page"/>
          <draw:frame presentation:style-name="pr6" draw:layer="layout" svg:width="17.478cm" svg:height="13.17cm" svg:x="2.056cm" svg:y="12.229cm" presentation:class="notes" presentation:placeholder="true">
            <draw:text-box/>
          </draw:frame>
        </presentation:notes>
      </draw:page>
      <draw:page draw:name="page49" draw:style-name="dp1" draw:master-page-name="BrightBlue" presentation:presentation-page-layout-name="AL2T1">
        <draw:frame presentation:style-name="pr7" draw:layer="layout" svg:width="19.5cm" svg:height="3.467cm" svg:x="1.4cm" svg:y="0.8cm" presentation:class="title">
          <draw:text-box>
            <text:p>String Function List</text:p>
          </draw:text-box>
        </draw:frame>
        <draw:frame presentation:style-name="pr5" draw:layer="layout" svg:width="25.2cm" svg:height="12.179cm" svg:x="1.4cm" svg:y="5.066cm" presentation:class="outline">
          <draw:text-box>
            <text:list text:style-name="L2">
              <text:list-header>
                <text:p><text:tab/></text:p>
                <text:p>1. to-upper-case("hello") – HELLO</text:p>
                <text:p>2. to-lower-case("Hello") – hello</text:p>
                <text:p>3. str-slice("hello, world", 8, 9) - “wo”</text:p>
                <text:p>4. str-slice("hello, world", 8) = “world”</text:p>
                <text:p>5. str-index("Hello", "H") – 1</text:p>
                <text:p>6. str-index("Hello", "f") – null</text:p>
                <text:p>7. str-length("hello") – 5</text:p>
                <text:p>8. quote(hello) - “hello”</text:p>
                <text:p>9. unquote("hello") - hello</text:p>
              </text:list-header>
            </text:list>
          </draw:text-box>
        </draw:frame>
        <presentation:notes draw:style-name="dp2">
          <draw:page-thumbnail draw:style-name="gr1" draw:layer="layout" svg:width="17.478cm" svg:height="8.993cm" svg:x="2.056cm" svg:y="2.351cm" draw:page-number="49" presentation:class="page"/>
          <draw:frame presentation:style-name="pr6" draw:layer="layout" svg:width="17.478cm" svg:height="13.17cm" svg:x="2.056cm" svg:y="12.229cm" presentation:class="notes" presentation:placeholder="true">
            <draw:text-box/>
          </draw:frame>
        </presentation:notes>
      </draw:page>
      <draw:page draw:name="page50" draw:style-name="dp1" draw:master-page-name="BrightBlue" presentation:presentation-page-layout-name="AL2T1">
        <draw:frame presentation:style-name="pr7" draw:layer="layout" svg:width="19.5cm" svg:height="3.467cm" svg:x="1.4cm" svg:y="0.8cm" presentation:class="title">
          <draw:text-box>
            <text:p>Numeric Functions<text:tab/></text:p>
          </draw:text-box>
        </draw:frame>
        <draw:frame presentation:style-name="pr5" draw:layer="layout" svg:width="25.2cm" svg:height="12.179cm" svg:x="1.4cm" svg:y="5.066cm" presentation:class="outline">
          <draw:text-box>
            <text:list text:style-name="L2">
              <text:list-item>
                <text:p><text:s/>Sass provides a basic set of functions for manipulating numeric values, and they work the way you'd expect them to. </text:p>
              </text:list-item>
              <text:list-item>
                <text:p>Sass will ignore the units, and they won't included in the result.</text:p>
                <text:p/>
                <text:p/>
              </text:list-item>
            </text:list>
          </draw:text-box>
        </draw:frame>
        <presentation:notes draw:style-name="dp2">
          <draw:page-thumbnail draw:style-name="gr1" draw:layer="layout" svg:width="17.478cm" svg:height="8.993cm" svg:x="2.056cm" svg:y="2.351cm" draw:page-number="50" presentation:class="page"/>
          <draw:frame presentation:style-name="pr6" draw:layer="layout" svg:width="17.478cm" svg:height="13.17cm" svg:x="2.056cm" svg:y="12.229cm" presentation:class="notes" presentation:placeholder="true">
            <draw:text-box/>
          </draw:frame>
        </presentation:notes>
      </draw:page>
      <draw:page draw:name="page51" draw:style-name="dp1" draw:master-page-name="BrightBlue" presentation:presentation-page-layout-name="AL2T1">
        <draw:frame presentation:style-name="pr7" draw:layer="layout" svg:width="23.746cm" svg:height="3.467cm" svg:x="0.384cm" svg:y="0.8cm" presentation:class="title" presentation:user-transformed="true">
          <draw:text-box>
            <text:p>Numeric Functions Examples</text:p>
          </draw:text-box>
        </draw:frame>
        <draw:frame presentation:style-name="pr5" draw:layer="layout" svg:width="25.2cm" svg:height="12.179cm" svg:x="1.4cm" svg:y="5.066cm" presentation:class="outline">
          <draw:text-box>
            <text:list text:style-name="L2">
              <text:list-header>
                <text:p>1. percentage(1.5) = 150</text:p>
                <text:p>2. percentage(1em) = error message</text:p>
                <text:p>3. round(7.25) = 7</text:p>
                <text:p>4. ceil(7.24)= 8</text:p>
                <text:p>5. floor(7.75) = 7</text:p>
                <text:p>6. min(3,5,-2,7,0) = -2</text:p>
                <text:p>7. max(3,5,6,-3,0) = 6</text:p>
                <text:p>8. random() = 0.8796</text:p>
                <text:p>9. random(4)= 3</text:p>
              </text:list-header>
            </text:list>
          </draw:text-box>
        </draw:frame>
        <presentation:notes draw:style-name="dp2">
          <draw:page-thumbnail draw:style-name="gr1" draw:layer="layout" svg:width="17.478cm" svg:height="8.993cm" svg:x="2.056cm" svg:y="2.351cm" draw:page-number="51" presentation:class="page"/>
          <draw:frame presentation:style-name="pr6" draw:layer="layout" svg:width="17.478cm" svg:height="13.17cm" svg:x="2.056cm" svg:y="12.229cm" presentation:class="notes" presentation:placeholder="true">
            <draw:text-box/>
          </draw:frame>
        </presentation:notes>
      </draw:page>
      <draw:page draw:name="page5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List Function</text:p>
          </draw:text-box>
        </draw:frame>
        <draw:frame presentation:style-name="pr5" draw:layer="layout" svg:width="25.2cm" svg:height="12.179cm" svg:x="1.4cm" svg:y="5.066cm" presentation:class="outline">
          <draw:text-box>
            <text:list text:style-name="L2">
              <text:list-item>
                <text:p>The Sass list functions allow you to interrogate, manipulate and combine lists in expected ways. </text:p>
              </text:list-item>
              <text:list-item>
                <text:p>Sass lists are immutable (they cannot be changed).</text:p>
              </text:list-item>
              <text:list-item>
                <text:p>Sass lists are that they are one-based rather than zero-based.</text:p>
              </text:list-item>
            </text:list>
          </draw:text-box>
        </draw:frame>
        <presentation:notes draw:style-name="dp2">
          <draw:page-thumbnail draw:style-name="gr1" draw:layer="layout" svg:width="17.478cm" svg:height="8.993cm" svg:x="2.056cm" svg:y="2.351cm" draw:page-number="52" presentation:class="page"/>
          <draw:frame presentation:style-name="pr6" draw:layer="layout" svg:width="17.478cm" svg:height="13.17cm" svg:x="2.056cm" svg:y="12.229cm" presentation:class="notes" presentation:placeholder="true">
            <draw:text-box/>
          </draw:frame>
        </presentation:notes>
      </draw:page>
      <draw:page draw:name="page5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List Function Example</text:p>
          </draw:text-box>
        </draw:frame>
        <draw:frame presentation:style-name="pr5" draw:layer="layout" svg:width="25.2cm" svg:height="12.179cm" svg:x="1.4cm" svg:y="5.066cm" presentation:class="outline">
          <draw:text-box>
            <text:list text:style-name="L2">
              <text:list-header>
                <text:p>1. length(1 2 3)- 3</text:p>
                <text:p>2. nth(1 2 3, 2) – 2</text:p>
                <text:p>3. set-nth(1 2 3, 2, 5)- (1 5 3)</text:p>
                <text:p>4. join(1 2 3, 4 5 6)- (1 2 3 4 5 6)</text:p>
                <text:p>5. join((1, 2, 3), (4 5 6), auto) - (1, 2, 3, 4, 5, 6)</text:p>
                <text:p>6. join((1, 2, 3), (4 5 6), space) - (1 2 3 4 5 6)</text:p>
                <text:p>7. append((1, 2, 3), 4) - (1, 2, 3, 4)</text:p>
                <text:p>8. index((1 2 3), 2) – 2</text:p>
                <text:p>9. list-separator((1, 2, 3)) - "comma"</text:p>
              </text:list-header>
            </text:list>
          </draw:text-box>
        </draw:frame>
        <presentation:notes draw:style-name="dp2">
          <draw:page-thumbnail draw:style-name="gr1" draw:layer="layout" svg:width="17.478cm" svg:height="8.993cm" svg:x="2.056cm" svg:y="2.351cm" draw:page-number="53" presentation:class="page"/>
          <draw:frame presentation:style-name="pr6" draw:layer="layout" svg:width="17.478cm" svg:height="13.17cm" svg:x="2.056cm" svg:y="12.229cm" presentation:class="notes" presentation:placeholder="true">
            <draw:text-box/>
          </draw:frame>
        </presentation:notes>
      </draw:page>
      <draw:page draw:name="page54"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Map functions<text:tab/><text:tab/></text:p>
          </draw:text-box>
        </draw:frame>
        <draw:frame presentation:style-name="pr5" draw:layer="layout" svg:width="25.2cm" svg:height="12.179cm" svg:x="1.4cm" svg:y="5.066cm" presentation:class="outline">
          <draw:text-box>
            <text:list text:style-name="L2">
              <text:list-header>
                <text:p>In Sass the map data type represents one or more key value pairs. </text:p>
              </text:list-header>
              <text:list-item>
                <text:p>you can use any of the list functions with maps as well; the map will be treated as a set of two-element lists:</text:p>
                <text:p><text:span text:style-name="T11">nth(("red": #ff0000, "green": #00ff00), 2) //returns ("green" #00ff00)</text:span></text:p>
              </text:list-item>
              <text:list-item>
                <text:p><text:span text:style-name="T12">Sass maps are immutable.</text:span></text:p>
              </text:list-item>
            </text:list>
          </draw:text-box>
        </draw:frame>
        <presentation:notes draw:style-name="dp2">
          <draw:page-thumbnail draw:style-name="gr1" draw:layer="layout" svg:width="17.478cm" svg:height="8.993cm" svg:x="2.056cm" svg:y="2.351cm" draw:page-number="54" presentation:class="page"/>
          <draw:frame presentation:style-name="pr6" draw:layer="layout" svg:width="17.478cm" svg:height="13.17cm" svg:x="2.056cm" svg:y="12.229cm" presentation:class="notes" presentation:placeholder="true">
            <draw:text-box/>
          </draw:frame>
        </presentation:notes>
      </draw:page>
      <draw:page draw:name="page5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Map Functions Examples</text:p>
          </draw:text-box>
        </draw:frame>
        <draw:frame presentation:style-name="pr5" draw:layer="layout" svg:width="25.2cm" svg:height="12.179cm" svg:x="1.4cm" svg:y="5.066cm" presentation:class="outline">
          <draw:text-box>
            <text:list text:style-name="L2">
              <text:list-item>
                <text:p>map-get(("red": #ff0000, "green": #00ff00), "green") <text:s/>- #00ff00</text:p>
              </text:list-item>
              <text:list-item>
                <text:p>map-merge(("red": #ff0000, "green": #00ff00), ("blue": #0000ff) - ("red": #ff0000, "green": #00ff00, "blue": #0000ff)</text:p>
              </text:list-item>
              <text:list-item>
                <text:p>map-remove(("red": #ff0000, "green": #00ff00), "red") - ("green": #00ff00)</text:p>
              </text:list-item>
              <text:list-item>
                <text:p>map-keys(("red": #ff0000, "green": #00ff00))- ("red", "green")</text:p>
              </text:list-item>
              <text:list-item>
                <text:p>map-values(("red": #ff0000, "green": #00ff00)) - (#ff0000, #00ff00)</text:p>
              </text:list-item>
              <text:list-item>
                <text:p>map-has-key(("red": #ff0000, "green": #00ff00), blue) - false</text:p>
              </text:list-item>
            </text:list>
          </draw:text-box>
        </draw:frame>
        <presentation:notes draw:style-name="dp2">
          <draw:page-thumbnail draw:style-name="gr1" draw:layer="layout" svg:width="17.478cm" svg:height="8.993cm" svg:x="2.056cm" svg:y="2.351cm" draw:page-number="55" presentation:class="page"/>
          <draw:frame presentation:style-name="pr6" draw:layer="layout" svg:width="17.478cm" svg:height="13.17cm" svg:x="2.056cm" svg:y="12.229cm" presentation:class="notes" presentation:placeholder="true">
            <draw:text-box/>
          </draw:frame>
        </presentation:notes>
      </draw:page>
      <draw:page draw:name="page56"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elector Functions</text:p>
          </draw:text-box>
        </draw:frame>
        <draw:frame presentation:style-name="pr5" draw:layer="layout" svg:width="25.2cm" svg:height="12.179cm" svg:x="1.4cm" svg:y="5.066cm" presentation:class="outline">
          <draw:text-box>
            <text:list text:style-name="L2">
              <text:list-item>
                <text:p>The selector functions allow you to manipulate the CSS selectors in a stylesheet. </text:p>
              </text:list-item>
              <text:list-item>
                <text:p>All of the functions except selector-nest() prohibit the use of the parent selector &amp;.</text:p>
              </text:list-item>
            </text:list>
          </draw:text-box>
        </draw:frame>
        <presentation:notes draw:style-name="dp2">
          <draw:page-thumbnail draw:style-name="gr1" draw:layer="layout" svg:width="17.478cm" svg:height="8.993cm" svg:x="2.056cm" svg:y="2.351cm" draw:page-number="56" presentation:class="page"/>
          <draw:frame presentation:style-name="pr6" draw:layer="layout" svg:width="17.478cm" svg:height="13.17cm" svg:x="2.056cm" svg:y="12.229cm" presentation:class="notes" presentation:placeholder="true">
            <draw:text-box/>
          </draw:frame>
        </presentation:notes>
      </draw:page>
      <draw:page draw:name="page57" draw:style-name="dp1" draw:master-page-name="BrightBlue" presentation:presentation-page-layout-name="AL2T1">
        <office:forms form:automatic-focus="false" form:apply-design-mode="false"/>
        <draw:frame presentation:style-name="pr7" draw:layer="layout" svg:width="23.238cm" svg:height="3.467cm" svg:x="0.254cm" svg:y="0.508cm" presentation:class="title" presentation:user-transformed="true">
          <draw:text-box>
            <text:p>Selector Functions Examples</text:p>
          </draw:text-box>
        </draw:frame>
        <draw:frame presentation:style-name="pr5" draw:layer="layout" svg:width="25.2cm" svg:height="12.179cm" svg:x="1.4cm" svg:y="5.066cm" presentation:class="outline">
          <draw:text-box>
            <text:list text:style-name="L2">
              <text:list-item>
                <text:p>selector-nest(p, h1, ".foo") - "p" "h1" .foo"</text:p>
              </text:list-item>
              <text:list-item>
                <text:p>selector-append(p, ".foo") – "p.foo"</text:p>
              </text:list-item>
              <text:list-item>
                <text:p>selector-replace("p .italics", ".italics", ".bold")- "p" "bold"</text:p>
              </text:list-item>
              <text:list-item>
                <text:p>is-superselector("p", "p.b")- true</text:p>
              </text:list-item>
              <text:list-item>
                <text:p>simple-selector("p.b") - ("p", "b")</text:p>
              </text:list-item>
              <text:list-item>
                <text:p>selector-parse("p .a .b .c") - ('p' '.a' '.b' '.c')</text:p>
              </text:list-item>
            </text:list>
          </draw:text-box>
        </draw:frame>
        <presentation:notes draw:style-name="dp2">
          <draw:page-thumbnail draw:style-name="gr1" draw:layer="layout" svg:width="17.478cm" svg:height="8.993cm" svg:x="2.056cm" svg:y="2.351cm" draw:page-number="57" presentation:class="page"/>
          <draw:frame presentation:style-name="pr6" draw:layer="layout" svg:width="17.478cm" svg:height="13.17cm" svg:x="2.056cm" svg:y="12.229cm" presentation:class="notes" presentation:placeholder="true">
            <draw:text-box/>
          </draw:frame>
        </presentation:notes>
      </draw:page>
      <draw:page draw:name="page5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Introspection Functions</text:p>
          </draw:text-box>
        </draw:frame>
        <draw:frame presentation:style-name="pr5" draw:layer="layout" svg:width="25.2cm" svg:height="12.179cm" svg:x="1.4cm" svg:y="5.066cm" presentation:class="outline">
          <draw:text-box>
            <text:list text:style-name="L2">
              <text:list-item>
                <text:p>The functions in this group allow you to examine the state of Sass itself. </text:p>
              </text:list-item>
              <text:list-item>
                <text:p>figuring out what's going on when something doesn't work quite the way you expected it to.</text:p>
              </text:list-item>
            </text:list>
          </draw:text-box>
        </draw:frame>
        <presentation:notes draw:style-name="dp2">
          <draw:page-thumbnail draw:style-name="gr1" draw:layer="layout" svg:width="17.478cm" svg:height="8.993cm" svg:x="2.056cm" svg:y="2.351cm" draw:page-number="58" presentation:class="page"/>
          <draw:frame presentation:style-name="pr6" draw:layer="layout" svg:width="17.478cm" svg:height="13.17cm" svg:x="2.056cm" svg:y="12.229cm" presentation:class="notes" presentation:placeholder="true">
            <draw:text-box/>
          </draw:frame>
        </presentation:notes>
      </draw:page>
      <draw:page draw:name="page5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Color Functions</text:p>
          </draw:text-box>
        </draw:frame>
        <draw:frame presentation:style-name="pr5" draw:layer="layout" svg:width="25.2cm" svg:height="12.179cm" svg:x="1.4cm" svg:y="5.066cm" presentation:class="outline">
          <draw:text-box>
            <text:list text:style-name="L2">
              <text:list-item>
                <text:p>The Sass color functions make working with digital color almost as simple as mixing paint on a palette. </text:p>
              </text:list-item>
              <text:list-item>
                <text:p>Traditional color theory breaks any color down into three components: hue, saturation, and value.</text:p>
              </text:list-item>
              <text:list-item>
                <text:p>Hue (sometimes called "local color") is generally what we mean when we ask, "What color is it?"- the car is blue, the apple is red:</text:p>
              </text:list-item>
              <text:list-item>
                <text:p>Saturation is a measure of how "much" of the hue exists in the color-it's intensity. Think of what happens to colors at sunset. The purer the color, the more highly saturated it is.</text:p>
              </text:list-item>
              <text:list-item>
                <text:p>The last component, value, is a measure of the lightness or darkness of a color. Think of a tree with some of its leaves in bright light and some in shadow.</text:p>
              </text:list-item>
            </text:list>
          </draw:text-box>
        </draw:frame>
        <presentation:notes draw:style-name="dp2">
          <draw:page-thumbnail draw:style-name="gr1" draw:layer="layout" svg:width="17.478cm" svg:height="8.993cm" svg:x="2.056cm" svg:y="2.351cm" draw:page-number="59" presentation:class="page"/>
          <draw:frame presentation:style-name="pr6" draw:layer="layout" svg:width="17.478cm" svg:height="13.17cm" svg:x="2.056cm" svg:y="12.229cm" presentation:class="notes" presentation:placeholder="true">
            <draw:text-box/>
          </draw:frame>
        </presentation:notes>
      </draw:page>
      <draw:page draw:name="page6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Color Models</text:p>
          </draw:text-box>
        </draw:frame>
        <draw:frame presentation:style-name="pr5" draw:layer="layout" svg:width="25.2cm" svg:height="12.179cm" svg:x="1.4cm" svg:y="5.066cm" presentation:class="outline">
          <draw:text-box>
            <text:list text:style-name="L2">
              <text:list-item>
                <text:p>colors are represented as either RGB or HSL.</text:p>
              </text:list-item>
              <text:list-item>
                <text:p>RGB values are a measure of the amount of red green and blue in the color. Each component is a value between 0 <text:s/>and 255.</text:p>
              </text:list-item>
              <text:list-item>
                <text:p>HSL stands for "Hue, Saturation and Lightness".Photoshop, for example, uses HSL.</text:p>
              </text:list-item>
              <text:list-item>
                <text:p>HSL doesn't have a conventional expression. Even when you're not working in Sass, they're usually expressed as a function:</text:p>
                <text:p><text:span text:style-name="T11">hsl($hue, $saturation, $value)</text:span></text:p>
              </text:list-item>
              <text:list-item>
                <text:p><text:span text:style-name="T12">Hue is expressed as a degree on the color wheel (pure red is at 0, pure green at 120, and pure blue at 240), while saturation and value are expressed as percentages.</text:span></text:p>
              </text:list-item>
              <text:list-item>
                <text:p><text:span text:style-name="T12">There is one additional aspect of digital color that doesn't exist in traditional color theory: opacity. In both the RGB and HSL color models, opacity is expressed via an alpha value between 0 and 100%, with 0 being completely transparent and 100% being completely opaque</text:span></text:p>
              </text:list-item>
            </text:list>
          </draw:text-box>
        </draw:frame>
        <presentation:notes draw:style-name="dp2">
          <draw:page-thumbnail draw:style-name="gr1" draw:layer="layout" svg:width="17.478cm" svg:height="8.993cm" svg:x="2.056cm" svg:y="2.351cm" draw:page-number="60" presentation:class="page"/>
          <draw:frame presentation:style-name="pr6" draw:layer="layout" svg:width="17.478cm" svg:height="13.17cm" svg:x="2.056cm" svg:y="12.229cm" presentation:class="notes" presentation:placeholder="true">
            <draw:text-box/>
          </draw:frame>
        </presentation:notes>
      </draw:page>
      <draw:page draw:name="page61" draw:style-name="dp1" draw:master-page-name="BrightBlue" presentation:presentation-page-layout-name="AL2T1">
        <office:forms form:automatic-focus="false" form:apply-design-mode="false"/>
        <draw:frame presentation:style-name="pr7" draw:layer="layout" svg:width="19.5cm" svg:height="3.541cm" svg:x="1.4cm" svg:y="0.763cm" presentation:class="title" presentation:user-transformed="true">
          <draw:text-box>
            <text:p>Color Creation Functions in Sass</text:p>
          </draw:text-box>
        </draw:frame>
        <draw:frame presentation:style-name="pr5" draw:layer="layout" svg:width="25.2cm" svg:height="12.179cm" svg:x="1.4cm" svg:y="5.066cm" presentation:class="outline">
          <draw:text-box>
            <text:list text:style-name="L2">
              <text:list-header>
                <text:p>1. rgb(173, 64, 56) - <text:tab/>#ad4038</text:p>
                <text:p>2. rgb(50%, 50%, 100%) <text:s/>- #8080ff</text:p>
                <text:p>3. rgba(172, 65, 56, 0.5 ) - rgba(172, 65, 56, 0.5 )</text:p>
                <text:p>4. hsl(4, 51, 45) <text:s/>- #ad4038</text:p>
                <text:p>5. hsla(4, 51, 45, 50) - hsla(4, 51, 45, 50)</text:p>
                <text:p>6. grayscale(#ad4038) - #737373</text:p>
              </text:list-header>
            </text:list>
          </draw:text-box>
        </draw:frame>
        <presentation:notes draw:style-name="dp2">
          <draw:page-thumbnail draw:style-name="gr1" draw:layer="layout" svg:width="17.478cm" svg:height="8.993cm" svg:x="2.056cm" svg:y="2.351cm" draw:page-number="61" presentation:class="page"/>
          <draw:frame presentation:style-name="pr6" draw:layer="layout" svg:width="17.478cm" svg:height="13.17cm" svg:x="2.056cm" svg:y="12.229cm" presentation:class="notes" presentation:placeholder="true">
            <draw:text-box/>
          </draw:frame>
        </presentation:notes>
      </draw:page>
      <draw:page draw:name="page6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 Control Directives</text:p>
          </draw:text-box>
        </draw:frame>
        <draw:frame presentation:style-name="pr5" draw:layer="layout" svg:width="25.2cm" svg:height="12.179cm" svg:x="1.4cm" svg:y="5.066cm" presentation:class="outline">
          <draw:text-box>
            <text:list text:style-name="L2">
              <text:list-item>
                <text:p>Sass is a declarative scripting language, an extension to CSS, not a procedural programming language like JavaScript. </text:p>
              </text:list-item>
              <text:list-item>
                <text:p>it does have some limited procedural capabilities via its control directives.</text:p>
                <text:p/>
              </text:list-item>
            </text:list>
          </draw:text-box>
        </draw:frame>
        <presentation:notes draw:style-name="dp2">
          <draw:page-thumbnail draw:style-name="gr1" draw:layer="layout" svg:width="17.478cm" svg:height="8.993cm" svg:x="2.056cm" svg:y="2.351cm" draw:page-number="62" presentation:class="page"/>
          <draw:frame presentation:style-name="pr6" draw:layer="layout" svg:width="17.478cm" svg:height="13.17cm" svg:x="2.056cm" svg:y="12.229cm" presentation:class="notes" presentation:placeholder="true">
            <draw:text-box/>
          </draw:frame>
        </presentation:notes>
      </draw:page>
      <draw:page draw:name="page6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Conditional Execution - @if</text:p>
          </draw:text-box>
        </draw:frame>
        <draw:frame presentation:style-name="pr5" draw:layer="layout" svg:width="25.2cm" svg:height="13.97cm" svg:x="0.708cm" svg:y="5.334cm" presentation:class="outline" presentation:user-transformed="true">
          <draw:text-box>
            <text:list text:style-name="L2">
              <text:list-item>
                <text:p>the Sass @if directive and its companions @else if and @else, allow you to include Sass code in the CSS output only if certain conditions are met. The basic syntax is simple:</text:p>
                <text:p><text:span text:style-name="T11"/></text:p>
                <text:p><text:span text:style-name="T11">Syntax:</text:span></text:p>
                <text:p>@if &lt;Boolean expression&gt; { </text:p>
                <text:p><text:s text:c="4"/>&lt;statements&gt; </text:p>
                <text:p>}</text:p>
                <text:p>Here's an example:</text:p>
                <text:p>SCSS: if Condition</text:p>
                <text:p><text:span text:style-name="T11">$test: 3;</text:span></text:p>
                <text:p><text:span text:style-name="T11"/></text:p>
                <text:p><text:span text:style-name="T11">p {</text:span></text:p>
                <text:p><text:span text:style-name="T11"><text:s text:c="3"/></text:span><text:span text:style-name="T11">@if $test &lt; 5 { </text:span></text:p>
                <text:p><text:span text:style-name="T11"><text:s text:c="7"/></text:span><text:span text:style-name="T11">color: blue; <text:s/></text:span></text:p>
                <text:p><text:span text:style-name="T11"><text:s text:c="4"/></text:span><text:span text:style-name="T11">}</text:span></text:p>
                <text:p><text:span text:style-name="T11">} </text:span></text:p>
                <text:p/>
              </text:list-item>
              <text:list-item>
                <text:p>Since the Boolean expression that follows @if is true in this example, the following CSS will be output:</text:p>
                <text:p/>
                <text:p><text:span text:style-name="T3">CSS:</text:span></text:p>
                <text:p><text:span text:style-name="T3"/></text:p>
                <text:p><text:span text:style-name="T3">p {</text:span></text:p>
                <text:p><text:span text:style-name="T3"><text:s text:c="3"/></text:span><text:span text:style-name="T3">color : blue;</text:span></text:p>
                <text:p><text:span text:style-name="T3">}</text:span></text:p>
                <text:p/>
                <text:p/>
              </text:list-item>
            </text:list>
          </draw:text-box>
        </draw:frame>
        <presentation:notes draw:style-name="dp2">
          <draw:page-thumbnail draw:style-name="gr1" draw:layer="layout" svg:width="17.478cm" svg:height="8.993cm" svg:x="2.056cm" svg:y="2.351cm" draw:page-number="63" presentation:class="page"/>
          <draw:frame presentation:style-name="pr6" draw:layer="layout" svg:width="17.478cm" svg:height="13.17cm" svg:x="2.056cm" svg:y="12.229cm" presentation:class="notes" presentation:placeholder="true">
            <draw:text-box/>
          </draw:frame>
        </presentation:notes>
      </draw:page>
      <draw:page draw:name="page6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if</text:p>
          </draw:text-box>
        </draw:frame>
        <draw:frame presentation:style-name="pr5" draw:layer="layout" svg:width="25.2cm" svg:height="12.179cm" svg:x="1.4cm" svg:y="5.066cm" presentation:class="outline">
          <draw:text-box>
            <text:list text:style-name="L2">
              <text:list-item>
                <text:p>You can include multiple statements inside the brackets after the Boolean expression, including additional @if tests:</text:p>
                <text:p>CSS: Nested if Conditions</text:p>
                <text:p/>
                <text:p>$test: 3;</text:p>
                <text:p>p {</text:p>
                <text:p><text:s text:c="3"/><text:span text:style-name="T11">@if $test &lt; 5 { </text:span></text:p>
                <text:p><text:span text:style-name="T11"><text:s text:c="7"/></text:span><text:span text:style-name="T11">color: blue;</text:span></text:p>
                <text:p><text:span text:style-name="T11"><text:s text:c="6"/></text:span><text:span text:style-name="T11">@if $test == 3 {</text:span></text:p>
                <text:p><text:span text:style-name="T11"><text:s text:c="9"/></text:span><text:span text:style-name="T11">text-color: white;</text:span></text:p>
                <text:p><text:s text:c="7"/>}</text:p>
                <text:p><text:s text:c="3"/>}</text:p>
                <text:p>}</text:p>
                <text:p/>
                <text:p>Which will result in the following CSS:</text:p>
                <text:p/>
                <text:p>CSS:</text:p>
                <text:p/>
                <text:p>p {</text:p>
                <text:p><text:s text:c="3"/><text:span text:style-name="T11">color : blue;</text:span></text:p>
                <text:p><text:span text:style-name="T11"><text:s text:c="3"/></text:span><text:span text:style-name="T11">text-color: white;</text:span></text:p>
                <text:p>}</text:p>
                <text:p/>
                <text:p/>
              </text:list-item>
            </text:list>
          </draw:text-box>
        </draw:frame>
        <presentation:notes draw:style-name="dp2">
          <draw:page-thumbnail draw:style-name="gr1" draw:layer="layout" svg:width="17.478cm" svg:height="8.993cm" svg:x="2.056cm" svg:y="2.351cm" draw:page-number="64" presentation:class="page"/>
          <draw:frame presentation:style-name="pr6" draw:layer="layout" svg:width="17.478cm" svg:height="13.17cm" svg:x="2.056cm" svg:y="12.229cm" presentation:class="notes" presentation:placeholder="true">
            <draw:text-box/>
          </draw:frame>
        </presentation:notes>
      </draw:page>
      <draw:page draw:name="page65"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else if <text:s/>and @else</text:p>
          </draw:text-box>
        </draw:frame>
        <draw:frame presentation:style-name="pr5" draw:layer="layout" svg:width="25.2cm" svg:height="12.179cm" svg:x="1.4cm" svg:y="5.066cm" presentation:class="outline" presentation:user-transformed="true">
          <draw:text-box>
            <text:list text:style-name="L2">
              <text:list-item>
                <text:p>Both @else if and @else must follow an @if directive. The @else if condition will only be evaluated if the @if condition is true. The @else expression, which doesn't take a condition, will be executed only when the @if and all the @else if conditions (if there are any) are false.</text:p>
                <text:p>SCSS:</text:p>
                <text:p/>
                <text:p>$test: 3;</text:p>
                <text:p/>
                <text:p>p {</text:p>
                <text:p><text:s text:c="2"/>@if $test &gt; 3 {</text:p>
                <text:p><text:s text:c="7"/>text-color: red;</text:p>
                <text:p><text:s text:c="4"/>} @else if $test &lt; 3 {</text:p>
                <text:p><text:s text:c="8"/>text-color: blue;</text:p>
                <text:p><text:s text:c="4"/>} @else if $test == 3 {</text:p>
                <text:p><text:s text:c="8"/>text-color: white;</text:p>
                <text:p><text:s text:c="4"/>}}</text:p>
                <text:p/>
                <text:p>Can you work out what color the text will be?</text:p>
                <text:p/>
                <text:p>CSS:</text:p>
                <text:p/>
                <text:p>p {</text:p>
                <text:p><text:s text:c="2"/>text-color: white;</text:p>
                <text:p>}</text:p>
                <text:p/>
                <text:p/>
              </text:list-item>
            </text:list>
          </draw:text-box>
        </draw:frame>
        <presentation:notes draw:style-name="dp2">
          <draw:page-thumbnail draw:style-name="gr1" draw:layer="layout" svg:width="17.478cm" svg:height="8.993cm" svg:x="2.056cm" svg:y="2.351cm" draw:page-number="65" presentation:class="page"/>
          <draw:frame presentation:style-name="pr6" draw:layer="layout" svg:width="17.478cm" svg:height="13.17cm" svg:x="2.056cm" svg:y="12.229cm" presentation:class="notes" presentation:placeholder="true">
            <draw:text-box/>
          </draw:frame>
        </presentation:notes>
      </draw:page>
      <draw:page draw:name="page66" draw:style-name="dp1" draw:master-page-name="BrightBlue" presentation:presentation-page-layout-name="AL2T1">
        <office:forms form:automatic-focus="false" form:apply-design-mode="false"/>
        <draw:frame presentation:style-name="pr7" draw:layer="layout" svg:width="19.5cm" svg:height="10.621cm" svg:x="1.4cm" svg:y="-2.777cm" presentation:class="title" presentation:user-transformed="true">
          <draw:text-box>
            <text:p><text:line-break/><text:line-break/>Conditional Looping - @while<text:line-break/><text:line-break/></text:p>
          </draw:text-box>
        </draw:frame>
        <draw:frame presentation:style-name="pr5" draw:layer="layout" svg:width="25.2cm" svg:height="12.179cm" svg:x="1.4cm" svg:y="5.066cm" presentation:class="outline" presentation:user-transformed="true">
          <draw:text-box>
            <text:list text:style-name="L2">
              <text:list-header>
                <text:p>The @while directive will continue to output CSS produced by the statements while the condition returns true.</text:p>
              </text:list-header>
              <text:list-item>
                <text:p>The syntax of the @while directive is very similar to that of @if; just replace the keyword:</text:p>
                <text:p>Syntax:</text:p>
                <text:p><text:s/>@while &lt;boolean expression&gt; { </text:p>
                <text:p><text:s text:c="4"/>&lt;statements&gt;</text:p>
                <text:p>}</text:p>
                <text:p/>
              </text:list-item>
            </text:list>
          </draw:text-box>
        </draw:frame>
        <presentation:notes draw:style-name="dp2">
          <draw:page-thumbnail draw:style-name="gr1" draw:layer="layout" svg:width="17.478cm" svg:height="8.993cm" svg:x="2.056cm" svg:y="2.351cm" draw:page-number="66" presentation:class="page"/>
          <draw:frame presentation:style-name="pr6" draw:layer="layout" svg:width="17.478cm" svg:height="13.17cm" svg:x="2.056cm" svg:y="12.229cm" presentation:class="notes" presentation:placeholder="true">
            <draw:text-box/>
          </draw:frame>
        </presentation:notes>
      </draw:page>
      <draw:page draw:name="page67"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while</text:p>
          </draw:text-box>
        </draw:frame>
        <draw:frame presentation:style-name="pr5" draw:layer="layout" svg:width="25.2cm" svg:height="12.179cm" svg:x="1.4cm" svg:y="5.066cm" presentation:class="outline">
          <draw:text-box>
            <text:list text:style-name="L2">
              <text:list-header>
                <text:p>SCSS:</text:p>
                <text:p/>
                <text:p>$p: 3;</text:p>
                <text:p/>
                <text:p>@while $p &lt; 5 {</text:p>
                <text:p><text:s text:c="2"/>.item-#{$p} {</text:p>
                <text:p><text:s text:c="3"/></text:p>
                <text:p><text:s text:c="8"/>color: red;</text:p>
                <text:p><text:s text:c="4"/></text:p>
                <text:p><text:s text:c="8"/>$p : $p + 1;</text:p>
                <text:p><text:s text:c="2"/></text:p>
                <text:p><text:s text:c="4"/>}</text:p>
                <text:p>}</text:p>
                <text:p>which results in the following CSS:</text:p>
                <text:p/>
                <text:p>CSS:</text:p>
                <text:p/>
                <text:p>.item-3 {</text:p>
                <text:p><text:s text:c="2"/>color: red; </text:p>
                <text:p>}</text:p>
                <text:p/>
                <text:p>.item-4 {</text:p>
                <text:p><text:s text:c="2"/>color: red; </text:p>
                <text:p>}</text:p>
              </text:list-header>
            </text:list>
          </draw:text-box>
        </draw:frame>
        <presentation:notes draw:style-name="dp2">
          <draw:page-thumbnail draw:style-name="gr1" draw:layer="layout" svg:width="17.478cm" svg:height="8.993cm" svg:x="2.056cm" svg:y="2.351cm" draw:page-number="67" presentation:class="page"/>
          <draw:frame presentation:style-name="pr6" draw:layer="layout" svg:width="17.478cm" svg:height="13.17cm" svg:x="2.056cm" svg:y="12.229cm" presentation:class="notes" presentation:placeholder="true">
            <draw:text-box/>
          </draw:frame>
        </presentation:notes>
      </draw:page>
      <draw:page draw:name="page68" draw:style-name="dp1" draw:master-page-name="BrightBlue" presentation:presentation-page-layout-name="AL2T1">
        <office:forms form:automatic-focus="false" form:apply-design-mode="false"/>
        <draw:frame presentation:style-name="pr7" draw:layer="layout" svg:width="19.5cm" svg:height="10.621cm" svg:x="1.4cm" svg:y="-2.777cm" presentation:class="title" presentation:user-transformed="true">
          <draw:text-box>
            <text:p><text:line-break/><text:line-break/>Unconditional Looping - @for<text:line-break/><text:line-break/></text:p>
          </draw:text-box>
        </draw:frame>
        <draw:frame presentation:style-name="pr5" draw:layer="layout" svg:width="25.2cm" svg:height="12.179cm" svg:x="1.4cm" svg:y="5.066cm" presentation:class="outline" presentation:user-transformed="true">
          <draw:text-box>
            <text:list text:style-name="L2">
              <text:list-header>
                <text:p>You can use the @for directive to execute a group of statement a specific number of times. It has two variations. The first, which uses the through keyword, executes the statements from &lt;start&gt; to &lt;end&gt;, inclusive:</text:p>
                <text:p>Syntax:</text:p>
                <text:p>@for &lt;var&gt; from &lt;start&gt; through &lt;end&gt; {</text:p>
                <text:p><text:s text:c="4"/>&lt;statements&gt;</text:p>
                <text:p>}</text:p>
                <text:p/>
              </text:list-header>
            </text:list>
          </draw:text-box>
        </draw:frame>
        <presentation:notes draw:style-name="dp2">
          <draw:page-thumbnail draw:style-name="gr1" draw:layer="layout" svg:width="17.478cm" svg:height="8.993cm" svg:x="2.056cm" svg:y="2.351cm" draw:page-number="68" presentation:class="page"/>
          <draw:frame presentation:style-name="pr6" draw:layer="layout" svg:width="17.478cm" svg:height="13.17cm" svg:x="2.056cm" svg:y="12.229cm" presentation:class="notes" presentation:placeholder="true">
            <draw:text-box/>
          </draw:frame>
        </presentation:notes>
      </draw:page>
      <draw:page draw:name="page6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for</text:p>
          </draw:text-box>
        </draw:frame>
        <draw:frame presentation:style-name="pr5" draw:layer="layout" svg:width="7.236cm" svg:height="14.478cm" svg:x="1.4cm" svg:y="5.334cm" presentation:class="outline" presentation:user-transformed="true">
          <draw:text-box>
            <text:list text:style-name="L2">
              <text:list-header>
                <text:p><text:span text:style-name="T11">SCSS:</text:span></text:p>
                <text:p/>
                <text:p>@for $i from 1 to 5 {</text:p>
                <text:p><text:s text:c="3"/>.list-#{$i} {</text:p>
                <text:p><text:s text:c="6"/>width: 2px * $i;</text:p>
                <text:p><text:s text:c="3"/>}</text:p>
                <text:p>}</text:p>
                <text:p/>
                <text:p>will result in one less style rule:</text:p>
                <text:p/>
                <text:p><text:span text:style-name="T11">CSS</text:span>:</text:p>
                <text:p/>
                <text:p>.list-1 {</text:p>
                <text:p><text:s text:c="2"/>margin-left: 2px; </text:p>
                <text:p>}</text:p>
                <text:p/>
                <text:p>.list-2 {</text:p>
                <text:p><text:s text:c="2"/>margin-left: 4px; </text:p>
                <text:p>}</text:p>
                <text:p/>
                <text:p>.list-3 {</text:p>
                <text:p><text:s text:c="2"/>margin-left: 6px; </text:p>
                <text:p>}</text:p>
                <text:p/>
                <text:p>.list-4 {</text:p>
                <text:p><text:s text:c="2"/>margin-left: 8px; </text:p>
                <text:p>}</text:p>
                <text:p/>
              </text:list-header>
            </text:list>
          </draw:text-box>
        </draw:frame>
        <presentation:notes draw:style-name="dp2">
          <draw:page-thumbnail draw:style-name="gr1" draw:layer="layout" svg:width="17.478cm" svg:height="8.993cm" svg:x="2.056cm" svg:y="2.351cm" draw:page-number="69" presentation:class="page"/>
          <draw:frame presentation:style-name="pr6" draw:layer="layout" svg:width="17.478cm" svg:height="13.17cm" svg:x="2.056cm" svg:y="12.229cm" presentation:class="notes" presentation:placeholder="true">
            <draw:text-box/>
          </draw:frame>
        </presentation:notes>
      </draw:page>
      <draw:page draw:name="page70"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each</text:p>
          </draw:text-box>
        </draw:frame>
        <draw:frame presentation:style-name="pr5" draw:layer="layout" svg:width="25.2cm" svg:height="12.179cm" svg:x="1.4cm" svg:y="5.066cm" presentation:class="outline">
          <draw:text-box>
            <text:list text:style-name="L2">
              <text:list-item>
                <text:p>The @each directive will execute a set of items in either a list or a map. For such a powerful structure, the syntax is quite straightforward:</text:p>
                <text:p>Syntax:</text:p>
                <text:p>@each &lt;vars&gt; in &lt;list or map&gt; {</text:p>
                <text:p><text:s text:c="3"/>&lt;statements&gt;</text:p>
                <text:p>}</text:p>
              </text:list-item>
            </text:list>
          </draw:text-box>
        </draw:frame>
        <presentation:notes draw:style-name="dp2">
          <office:forms form:automatic-focus="false" form:apply-design-mode="false"/>
          <draw:page-thumbnail draw:style-name="gr1" draw:layer="layout" svg:width="17.478cm" svg:height="8.993cm" svg:x="2.056cm" svg:y="2.351cm" draw:page-number="70" presentation:class="page"/>
          <draw:frame presentation:style-name="pr6" draw:layer="layout" svg:width="17.478cm" svg:height="13.17cm" svg:x="2.056cm" svg:y="12.229cm" presentation:class="notes" presentation:placeholder="true">
            <draw:text-box/>
          </draw:frame>
        </presentation:notes>
      </draw:page>
      <draw:page draw:name="page7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each <text:s/>Example</text:p>
          </draw:text-box>
        </draw:frame>
        <draw:frame presentation:style-name="pr5" draw:layer="layout" svg:width="25.2cm" svg:height="12.179cm" svg:x="1.4cm" svg:y="5.066cm" presentation:class="outline">
          <draw:text-box>
            <text:list text:style-name="L2">
              <text:list-header>
                <text:p><text:span text:style-name="T11">SCSS:</text:span></text:p>
                <text:p/>
                <text:p>@each $s in (normal, bold, italic) {</text:p>
                <text:p><text:s text:c="2"/>.#{$s} {font-weight: $s;}</text:p>
                <text:p>}</text:p>
                <text:p/>
                <text:p>This code will result in the following CSS:</text:p>
                <text:p/>
                <text:p><text:span text:style-name="T11">CSS:</text:span></text:p>
                <text:p/>
                <text:p>.normal {</text:p>
                <text:p><text:s text:c="2"/>font-weight: normal; } </text:p>
                <text:p/>
                <text:p>.bold {</text:p>
                <text:p><text:s text:c="2"/>font-weight: bold; }</text:p>
                <text:p/>
                <text:p>.italic {</text:p>
                <text:p><text:s text:c="2"/>font-weight: italic; }</text:p>
                <text:p/>
              </text:list-header>
            </text:list>
          </draw:text-box>
        </draw:frame>
        <presentation:notes draw:style-name="dp2">
          <office:forms form:automatic-focus="false" form:apply-design-mode="false"/>
          <draw:page-thumbnail draw:style-name="gr1" draw:layer="layout" svg:width="17.478cm" svg:height="8.993cm" svg:x="2.056cm" svg:y="2.351cm" draw:page-number="71"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2-09T23:43:33.310024786</dc:date>
    <meta:editing-duration>PT10H34M47S</meta:editing-duration>
    <meta:editing-cycles>150</meta:editing-cycles>
    <meta:generator>LibreOffice/4.2.8.2$Linux_x86 LibreOffice_project/420m0$Build-2</meta:generator>
    <meta:document-statistic meta:object-count="321"/>
  </office:meta>
</office:document-meta>
</file>